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14">
            <text:p>21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377">
            <text:p>37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16">
            <text:p>41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068">
            <text:p>2106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2247">
            <text:p>2224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4489">
            <text:p>2448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0">
            <text:p>2021-03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2 - 1.23)">
            <text:p>(0.82 - 1.2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4">
            <text:p>0.8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186">
            <text:p>-186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10288298473714">
            <text:p>-0.0210288298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2726583043631">
            <text:p>0.9272658304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32.6139558466713">
            <text:p>-32.6139558467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878">
            <text:p>11878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80.75">
            <text:p>-180.7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52172082842229">
            <text:p>-0.0152172083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7193635324032">
            <text:p>0.9471936353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18.75">
            <text:p>-218.7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173721410419314">
            <text:p>-0.017372141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39789017270626">
            <text:p>0.9397890173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320">
            <text:p>11320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18.75">
            <text:p>-118.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04902826855124">
            <text:p>-0.0104902827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63499700821118">
            <text:p>0.9634997008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239">
            <text:p>8239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57.75">
            <text:p>-57.75</text:p>
          </table:table-cell>
          <table:table-cell office:value-type="float" office:value="-226.875">
            <text:p>-226.875</text:p>
          </table:table-cell>
          <table:table-cell office:value-type="float" office:value="-242.875">
            <text:p>-242.875</text:p>
          </table:table-cell>
          <table:table-cell office:value-type="float" office:value="-0.00700934579439252">
            <text:p>-0.0070093458</text:p>
          </table:table-cell>
          <table:table-cell office:value-type="float" office:value="-0.0202747989276139">
            <text:p>-0.0202747989</text:p>
          </table:table-cell>
          <table:table-cell office:value-type="float" office:value="-0.0146770002417211">
            <text:p>-0.0146770002</text:p>
          </table:table-cell>
          <table:table-cell office:value-type="float" office:value="0.975563586339418">
            <text:p>0.9755635863</text:p>
          </table:table-cell>
          <table:table-cell office:value-type="float" office:value="0.929843895997599">
            <text:p>0.929843896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33.8398661868031">
            <text:p>-33.83986618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8140">
            <text:p>8140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19.5">
            <text:p>-19.5</text:p>
          </table:table-cell>
          <table:table-cell office:value-type="float" office:value="-81.625">
            <text:p>-81.625</text:p>
          </table:table-cell>
          <table:table-cell office:value-type="float" office:value="-196.875">
            <text:p>-196.875</text:p>
          </table:table-cell>
          <table:table-cell office:value-type="float" office:value="-0.0023955773955774">
            <text:p>-0.0023955774</text:p>
          </table:table-cell>
          <table:table-cell office:value-type="float" office:value="-0.00708427356361743">
            <text:p>-0.0070842736</text:p>
          </table:table-cell>
          <table:table-cell office:value-type="float" office:value="-0.0123231722583876">
            <text:p>-0.0123231723</text:p>
          </table:table-cell>
          <table:table-cell office:value-type="float" office:value="0.991626727145953">
            <text:p>0.9916267271</text:p>
          </table:table-cell>
          <table:table-cell office:value-type="float" office:value="0.97530340891391">
            <text:p>0.9753034089</text:p>
          </table:table-cell>
          <table:table-cell office:value-type="float" office:value="0.957166543821683">
            <text:p>0.9571665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822">
            <text:p>7822</text:p>
          </table:table-cell>
          <table:table-cell office:value-type="float" office:value="11255">
            <text:p>11255</text:p>
          </table:table-cell>
          <table:table-cell office:value-type="float" office:value="16810">
            <text:p>16810</text:p>
          </table:table-cell>
          <table:table-cell office:value-type="float" office:value="-125.5">
            <text:p>-125.5</text:p>
          </table:table-cell>
          <table:table-cell office:value-type="float" office:value="-93.75">
            <text:p>-93.75</text:p>
          </table:table-cell>
          <table:table-cell office:value-type="float" office:value="-173.625">
            <text:p>-173.625</text:p>
          </table:table-cell>
          <table:table-cell office:value-type="float" office:value="-0.0160444899002813">
            <text:p>-0.0160444899</text:p>
          </table:table-cell>
          <table:table-cell office:value-type="float" office:value="-0.00832963127498889">
            <text:p>-0.0083296313</text:p>
          </table:table-cell>
          <table:table-cell office:value-type="float" office:value="-0.0103286734086853">
            <text:p>-0.0103286734</text:p>
          </table:table-cell>
          <table:table-cell office:value-type="float" office:value="0.94434883963509">
            <text:p>0.9443488396</text:p>
          </table:table-cell>
          <table:table-cell office:value-type="float" office:value="0.970982280741606">
            <text:p>0.9709822807</text:p>
          </table:table-cell>
          <table:table-cell office:value-type="float" office:value="0.964058738798593">
            <text:p>0.96405873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7916">
            <text:p>7916</text:p>
          </table:table-cell>
          <table:table-cell office:value-type="float" office:value="11052">
            <text:p>11052</text:p>
          </table:table-cell>
          <table:table-cell office:value-type="float" office:value="15414">
            <text:p>15414</text:p>
          </table:table-cell>
          <table:table-cell office:value-type="float" office:value="-128">
            <text:p>-128</text:p>
          </table:table-cell>
          <table:table-cell office:value-type="float" office:value="-273.25">
            <text:p>-273.25</text:p>
          </table:table-cell>
          <table:table-cell office:value-type="float" office:value="-159.625">
            <text:p>-159.625</text:p>
          </table:table-cell>
          <table:table-cell office:value-type="float" office:value="-0.0161697827185447">
            <text:p>-0.0161697827</text:p>
          </table:table-cell>
          <table:table-cell office:value-type="float" office:value="-0.024724031849439">
            <text:p>-0.0247240318</text:p>
          </table:table-cell>
          <table:table-cell office:value-type="float" office:value="-0.0103558453354094">
            <text:p>-0.0103558453</text:p>
          </table:table-cell>
          <table:table-cell office:value-type="float" office:value="0.943918225756497">
            <text:p>0.9439182258</text:p>
          </table:table-cell>
          <table:table-cell office:value-type="float" office:value="0.914663992918712">
            <text:p>0.9146639929</text:p>
          </table:table-cell>
          <table:table-cell office:value-type="float" office:value="0.963964738649985">
            <text:p>0.9639647386</text:p>
          </table:table-cell>
          <table:table-cell office:value-type="float" office:value="0">
            <text:p>0</text:p>
          </table:table-cell>
          <table:table-cell office:value-type="float" office:value="-27.6873422592207">
            <text:p>-27.68734225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8165">
            <text:p>8165</text:p>
          </table:table-cell>
          <table:table-cell office:value-type="float" office:value="10579">
            <text:p>10579</text:p>
          </table:table-cell>
          <table:table-cell office:value-type="float" office:value="15075">
            <text:p>15075</text:p>
          </table:table-cell>
          <table:table-cell office:value-type="float" office:value="-45">
            <text:p>-45</text:p>
          </table:table-cell>
          <table:table-cell office:value-type="float" office:value="-86.5">
            <text:p>-86.5</text:p>
          </table:table-cell>
          <table:table-cell office:value-type="float" office:value="-350.5">
            <text:p>-350.5</text:p>
          </table:table-cell>
          <table:table-cell office:value-type="float" office:value="-0.00551132884262094">
            <text:p>-0.0055113288</text:p>
          </table:table-cell>
          <table:table-cell office:value-type="float" office:value="-0.00817657623593913">
            <text:p>-0.0081765762</text:p>
          </table:table-cell>
          <table:table-cell office:value-type="float" office:value="-0.0232504145936982">
            <text:p>-0.0232504146</text:p>
          </table:table-cell>
          <table:table-cell office:value-type="float" office:value="0.980769883552225">
            <text:p>0.9807698836</text:p>
          </table:table-cell>
          <table:table-cell office:value-type="float" office:value="0.97151302171614">
            <text:p>0.9715130217</text:p>
          </table:table-cell>
          <table:table-cell office:value-type="float" office:value="0.919683089208463">
            <text:p>0.9196830892</text:p>
          </table:table-cell>
          <table:table-cell table:number-columns-repeated="2" office:value-type="float" office:value="0">
            <text:p>0</text:p>
          </table:table-cell>
          <table:table-cell office:value-type="float" office:value="-29.464317914636">
            <text:p>-29.464317914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914">
            <text:p>914</text:p>
          </table:table-cell>
          <table:table-cell office:value-type="float" office:value="8118">
            <text:p>8118</text:p>
          </table:table-cell>
          <table:table-cell office:value-type="float" office:value="11623">
            <text:p>11623</text:p>
          </table:table-cell>
          <table:table-cell office:value-type="float" office:value="15976">
            <text:p>15976</text:p>
          </table:table-cell>
          <table:table-cell office:value-type="float" office:value="-79">
            <text:p>-79</text:p>
          </table:table-cell>
          <table:table-cell office:value-type="float" office:value="-132.75">
            <text:p>-132.75</text:p>
          </table:table-cell>
          <table:table-cell office:value-type="float" office:value="-196.875">
            <text:p>-196.875</text:p>
          </table:table-cell>
          <table:table-cell office:value-type="float" office:value="-0.00973146095097315">
            <text:p>-0.009731461</text:p>
          </table:table-cell>
          <table:table-cell office:value-type="float" office:value="-0.0114213197969543">
            <text:p>-0.0114213198</text:p>
          </table:table-cell>
          <table:table-cell office:value-type="float" office:value="-0.0123231722583876">
            <text:p>-0.0123231723</text:p>
          </table:table-cell>
          <table:table-cell office:value-type="float" office:value="0.966125501282785">
            <text:p>0.9661255013</text:p>
          </table:table-cell>
          <table:table-cell office:value-type="float" office:value="0.960281055940632">
            <text:p>0.9602810559</text:p>
          </table:table-cell>
          <table:table-cell office:value-type="float" office:value="0.957166543821683">
            <text:p>0.9571665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7830">
            <text:p>7830</text:p>
          </table:table-cell>
          <table:table-cell office:value-type="float" office:value="10858">
            <text:p>10858</text:p>
          </table:table-cell>
          <table:table-cell office:value-type="float" office:value="16875">
            <text:p>16875</text:p>
          </table:table-cell>
          <table:table-cell office:value-type="float" office:value="-135.625">
            <text:p>-135.625</text:p>
          </table:table-cell>
          <table:table-cell office:value-type="float" office:value="-4.25">
            <text:p>-4.25</text:p>
          </table:table-cell>
          <table:table-cell office:value-type="float" office:value="-219.625">
            <text:p>-219.625</text:p>
          </table:table-cell>
          <table:table-cell office:value-type="float" office:value="-0.0173212005108557">
            <text:p>-0.0173212005</text:p>
          </table:table-cell>
          <table:table-cell office:value-type="float" office:value="-0.000391416467121017">
            <text:p>-0.0003914165</text:p>
          </table:table-cell>
          <table:table-cell office:value-type="float" office:value="-0.0130148148148148">
            <text:p>-0.0130148148</text:p>
          </table:table-cell>
          <table:table-cell office:value-type="float" office:value="0.939963845226794">
            <text:p>0.9399638452</text:p>
          </table:table-cell>
          <table:table-cell office:value-type="float" office:value="0.998630342650504">
            <text:p>0.9986303427</text:p>
          </table:table-cell>
          <table:table-cell office:value-type="float" office:value="0.954780143541289">
            <text:p>0.95478014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732">
            <text:p>732</text:p>
          </table:table-cell>
          <table:table-cell table:number-columns-repeated="2" office:value-type="float" office:value="1059">
            <text:p>1059</text:p>
          </table:table-cell>
          <table:table-cell office:value-type="float" office:value="7916">
            <text:p>7916</text:p>
          </table:table-cell>
          <table:table-cell office:value-type="float" office:value="10064">
            <text:p>10064</text:p>
          </table:table-cell>
          <table:table-cell office:value-type="float" office:value="15306">
            <text:p>15306</text:p>
          </table:table-cell>
          <table:table-cell office:value-type="float" office:value="-128">
            <text:p>-128</text:p>
          </table:table-cell>
          <table:table-cell office:value-type="float" office:value="-162.25">
            <text:p>-162.25</text:p>
          </table:table-cell>
          <table:table-cell office:value-type="float" office:value="-179.5">
            <text:p>-179.5</text:p>
          </table:table-cell>
          <table:table-cell office:value-type="float" office:value="-0.0161697827185447">
            <text:p>-0.0161697827</text:p>
          </table:table-cell>
          <table:table-cell office:value-type="float" office:value="-0.0161218203497615">
            <text:p>-0.0161218203</text:p>
          </table:table-cell>
          <table:table-cell office:value-type="float" office:value="-0.0117274271527506">
            <text:p>-0.0117274272</text:p>
          </table:table-cell>
          <table:table-cell office:value-type="float" office:value="0.943918225756497">
            <text:p>0.9439182258</text:p>
          </table:table-cell>
          <table:table-cell office:value-type="float" office:value="0.944083058434959">
            <text:p>0.9440830584</text:p>
          </table:table-cell>
          <table:table-cell office:value-type="float" office:value="0.959223568758714">
            <text:p>0.9592235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725">
            <text:p>7725</text:p>
          </table:table-cell>
          <table:table-cell office:value-type="float" office:value="10392">
            <text:p>10392</text:p>
          </table:table-cell>
          <table:table-cell office:value-type="float" office:value="14319">
            <text:p>14319</text:p>
          </table:table-cell>
          <table:table-cell office:value-type="float" office:value="209.125">
            <text:p>209.125</text:p>
          </table:table-cell>
          <table:table-cell office:value-type="float" office:value="-76.75">
            <text:p>-76.75</text:p>
          </table:table-cell>
          <table:table-cell office:value-type="float" office:value="-81.125">
            <text:p>-81.125</text:p>
          </table:table-cell>
          <table:table-cell office:value-type="float" office:value="0.0270711974110032">
            <text:p>0.0270711974</text:p>
          </table:table-cell>
          <table:table-cell office:value-type="float" office:value="-0.00738548883756736">
            <text:p>-0.0073854888</text:p>
          </table:table-cell>
          <table:table-cell office:value-type="float" office:value="-0.00566554927020043">
            <text:p>-0.0056655493</text:p>
          </table:table-cell>
          <table:table-cell office:value-type="float" office:value="1.09618557640787">
            <text:p>1.0961855764</text:p>
          </table:table-cell>
          <table:table-cell office:value-type="float" office:value="0.974257698141439">
            <text:p>0.9742576981</text:p>
          </table:table-cell>
          <table:table-cell office:value-type="float" office:value="0.980233490513423">
            <text:p>0.9802334905</text:p>
          </table:table-cell>
          <table:table-cell office:value-type="float" office:value="25.9496306813413">
            <text:p>25.949630681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7680">
            <text:p>7680</text:p>
          </table:table-cell>
          <table:table-cell office:value-type="float" office:value="10278">
            <text:p>10278</text:p>
          </table:table-cell>
          <table:table-cell office:value-type="float" office:value="15582">
            <text:p>15582</text:p>
          </table:table-cell>
          <table:table-cell office:value-type="float" office:value="33.625">
            <text:p>33.625</text:p>
          </table:table-cell>
          <table:table-cell office:value-type="float" office:value="-43.125">
            <text:p>-43.125</text:p>
          </table:table-cell>
          <table:table-cell office:value-type="float" office:value="-97">
            <text:p>-97</text:p>
          </table:table-cell>
          <table:table-cell office:value-type="float" office:value="0.00437825520833333">
            <text:p>0.0043782552</text:p>
          </table:table-cell>
          <table:table-cell office:value-type="float" office:value="-0.0041958552247519">
            <text:p>-0.0041958552</text:p>
          </table:table-cell>
          <table:table-cell office:value-type="float" office:value="-0.00622513156205879">
            <text:p>-0.0062251316</text:p>
          </table:table-cell>
          <table:table-cell office:value-type="float" office:value="1.01536146470176">
            <text:p>1.0153614647</text:p>
          </table:table-cell>
          <table:table-cell office:value-type="float" office:value="0.98534901290746">
            <text:p>0.9853490129</text:p>
          </table:table-cell>
          <table:table-cell office:value-type="float" office:value="0.978287993968206">
            <text:p>0.9782879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35">
            <text:p>935</text:p>
          </table:table-cell>
          <table:table-cell office:value-type="float" office:value="7790">
            <text:p>7790</text:p>
          </table:table-cell>
          <table:table-cell office:value-type="float" office:value="9982">
            <text:p>9982</text:p>
          </table:table-cell>
          <table:table-cell office:value-type="float" office:value="14689">
            <text:p>14689</text:p>
          </table:table-cell>
          <table:table-cell office:value-type="float" office:value="-207.5">
            <text:p>-207.5</text:p>
          </table:table-cell>
          <table:table-cell office:value-type="float" office:value="49.25">
            <text:p>49.25</text:p>
          </table:table-cell>
          <table:table-cell office:value-type="float" office:value="-5.125">
            <text:p>-5.125</text:p>
          </table:table-cell>
          <table:table-cell office:value-type="float" office:value="-0.0266367137355584">
            <text:p>-0.0266367137</text:p>
          </table:table-cell>
          <table:table-cell office:value-type="float" office:value="0.00493388098577439">
            <text:p>0.004933881</text:p>
          </table:table-cell>
          <table:table-cell office:value-type="float" office:value="-0.000348900537817414">
            <text:p>-0.0003489005</text:p>
          </table:table-cell>
          <table:table-cell office:value-type="float" office:value="0.908162150382061">
            <text:p>0.9081621504</text:p>
          </table:table-cell>
          <table:table-cell office:value-type="float" office:value="1.01731629608611">
            <text:p>1.0173162961</text:p>
          </table:table-cell>
          <table:table-cell office:value-type="float" office:value="0.998779086711546">
            <text:p>0.9987790867</text:p>
          </table:table-cell>
          <table:table-cell office:value-type="float" office:value="-25.6741153378223">
            <text:p>-25.67411533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875">
            <text:p>7875</text:p>
          </table:table-cell>
          <table:table-cell office:value-type="float" office:value="10310">
            <text:p>10310</text:p>
          </table:table-cell>
          <table:table-cell office:value-type="float" office:value="15276">
            <text:p>15276</text:p>
          </table:table-cell>
          <table:table-cell office:value-type="float" office:value="81.75">
            <text:p>81.75</text:p>
          </table:table-cell>
          <table:table-cell office:value-type="float" office:value="100.625">
            <text:p>100.625</text:p>
          </table:table-cell>
          <table:table-cell office:value-type="float" office:value="299.25">
            <text:p>299.25</text:p>
          </table:table-cell>
          <table:table-cell office:value-type="float" office:value="0.0103809523809524">
            <text:p>0.0103809524</text:p>
          </table:table-cell>
          <table:table-cell office:value-type="float" office:value="0.00975994180407372">
            <text:p>0.0097599418</text:p>
          </table:table-cell>
          <table:table-cell office:value-type="float" office:value="0.019589552238806">
            <text:p>0.0195895522</text:p>
          </table:table-cell>
          <table:table-cell office:value-type="float" office:value="1.03654455111111">
            <text:p>1.0365445511</text:p>
          </table:table-cell>
          <table:table-cell office:value-type="float" office:value="1.03434649898373">
            <text:p>1.034346499</text:p>
          </table:table-cell>
          <table:table-cell office:value-type="float" office:value="1.06931558392738">
            <text:p>1.06931558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712">
            <text:p>7712</text:p>
          </table:table-cell>
          <table:table-cell office:value-type="float" office:value="10727">
            <text:p>10727</text:p>
          </table:table-cell>
          <table:table-cell office:value-type="float" office:value="16681">
            <text:p>16681</text:p>
          </table:table-cell>
          <table:table-cell office:value-type="float" office:value="187">
            <text:p>187</text:p>
          </table:table-cell>
          <table:table-cell office:value-type="float" office:value="-63.5">
            <text:p>-63.5</text:p>
          </table:table-cell>
          <table:table-cell office:value-type="float" office:value="334.875">
            <text:p>334.875</text:p>
          </table:table-cell>
          <table:table-cell office:value-type="float" office:value="0.0242479253112033">
            <text:p>0.0242479253</text:p>
          </table:table-cell>
          <table:table-cell office:value-type="float" office:value="-0.00591964202479724">
            <text:p>-0.005919642</text:p>
          </table:table-cell>
          <table:table-cell office:value-type="float" office:value="0.020075235297644">
            <text:p>0.0200752353</text:p>
          </table:table-cell>
          <table:table-cell office:value-type="float" office:value="1.08602014387773">
            <text:p>1.0860201439</text:p>
          </table:table-cell>
          <table:table-cell office:value-type="float" office:value="0.979349935550145">
            <text:p>0.9793499356</text:p>
          </table:table-cell>
          <table:table-cell office:value-type="float" office:value="1.07105323308338">
            <text:p>1.0710532331</text:p>
          </table:table-cell>
          <table:table-cell office:value-type="float" office:value="28.9310242264522">
            <text:p>28.9310242265</text:p>
          </table:table-cell>
          <table:table-cell office:value-type="float" office:value="0">
            <text:p>0</text:p>
          </table:table-cell>
          <table:table-cell office:value-type="float" office:value="34.8729002787166">
            <text:p>34.872900278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682">
            <text:p>7682</text:p>
          </table:table-cell>
          <table:table-cell office:value-type="float" office:value="11500">
            <text:p>11500</text:p>
          </table:table-cell>
          <table:table-cell office:value-type="float" office:value="16226">
            <text:p>16226</text:p>
          </table:table-cell>
          <table:table-cell office:value-type="float" office:value="-0.5">
            <text:p>-0.5</text:p>
          </table:table-cell>
          <table:table-cell office:value-type="float" office:value="-49.25">
            <text:p>-49.25</text:p>
          </table:table-cell>
          <table:table-cell office:value-type="float" office:value="351.375">
            <text:p>351.375</text:p>
          </table:table-cell>
          <table:table-cell table:style-name="ce17" office:value-type="float" office:value="-0.0000650872168706066">
            <text:p>-6.51E-005</text:p>
          </table:table-cell>
          <table:table-cell office:value-type="float" office:value="-0.00428260869565217">
            <text:p>-0.0042826087</text:p>
          </table:table-cell>
          <table:table-cell office:value-type="float" office:value="0.021655059780599">
            <text:p>0.0216550598</text:p>
          </table:table-cell>
          <table:table-cell office:value-type="float" office:value="0.999772203044191">
            <text:p>0.999772203</text:p>
          </table:table-cell>
          <table:table-cell office:value-type="float" office:value="0.985046817410208">
            <text:p>0.9850468174</text:p>
          </table:table-cell>
          <table:table-cell office:value-type="float" office:value="1.07671183479574">
            <text:p>1.0767118348</text:p>
          </table:table-cell>
          <table:table-cell table:number-columns-repeated="2" office:value-type="float" office:value="0">
            <text:p>0</text:p>
          </table:table-cell>
          <table:table-cell office:value-type="float" office:value="32.3538915001717">
            <text:p>32.353891500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949">
            <text:p>949</text:p>
          </table:table-cell>
          <table:table-cell office:value-type="float" office:value="7700">
            <text:p>7700</text:p>
          </table:table-cell>
          <table:table-cell office:value-type="float" office:value="10784">
            <text:p>10784</text:p>
          </table:table-cell>
          <table:table-cell office:value-type="float" office:value="15449">
            <text:p>15449</text:p>
          </table:table-cell>
          <table:table-cell office:value-type="float" office:value="32">
            <text:p>32</text:p>
          </table:table-cell>
          <table:table-cell office:value-type="float" office:value="-63.75">
            <text:p>-63.75</text:p>
          </table:table-cell>
          <table:table-cell office:value-type="float" office:value="520.25">
            <text:p>520.25</text:p>
          </table:table-cell>
          <table:table-cell office:value-type="float" office:value="0.00415584415584416">
            <text:p>0.0041558442</text:p>
          </table:table-cell>
          <table:table-cell office:value-type="float" office:value="-0.00591153560830861">
            <text:p>-0.0059115356</text:p>
          </table:table-cell>
          <table:table-cell office:value-type="float" office:value="0.0336753187908602">
            <text:p>0.0336753188</text:p>
          </table:table-cell>
          <table:table-cell office:value-type="float" office:value="1.01457930578512">
            <text:p>1.0145793058</text:p>
          </table:table-cell>
          <table:table-cell office:value-type="float" office:value="0.979378120027287">
            <text:p>0.97937812</text:p>
          </table:table-cell>
          <table:table-cell office:value-type="float" office:value="1.12008630887552">
            <text:p>1.1200863089</text:p>
          </table:table-cell>
          <table:table-cell table:number-columns-repeated="2" office:value-type="float" office:value="0">
            <text:p>0</text:p>
          </table:table-cell>
          <table:table-cell office:value-type="float" office:value="20.9279008480856">
            <text:p>20.927900848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table:number-columns-repeated="2" office:value-type="float" office:value="472">
            <text:p>472</text:p>
          </table:table-cell>
          <table:table-cell office:value-type="float" office:value="7912">
            <text:p>7912</text:p>
          </table:table-cell>
          <table:table-cell office:value-type="float" office:value="11081">
            <text:p>11081</text:p>
          </table:table-cell>
          <table:table-cell office:value-type="float" office:value="16018">
            <text:p>16018</text:p>
          </table:table-cell>
          <table:table-cell office:value-type="float" office:value="87">
            <text:p>87</text:p>
          </table:table-cell>
          <table:table-cell office:value-type="float" office:value="31.875">
            <text:p>31.875</text:p>
          </table:table-cell>
          <table:table-cell office:value-type="float" office:value="497.25">
            <text:p>497.25</text:p>
          </table:table-cell>
          <table:table-cell office:value-type="float" office:value="0.0109959555106168">
            <text:p>0.0109959555</text:p>
          </table:table-cell>
          <table:table-cell office:value-type="float" office:value="0.00287654543813735">
            <text:p>0.0028765454</text:p>
          </table:table-cell>
          <table:table-cell office:value-type="float" office:value="0.0310432013984268">
            <text:p>0.0310432014</text:p>
          </table:table-cell>
          <table:table-cell office:value-type="float" office:value="1.03872282992084">
            <text:p>1.0387228299</text:p>
          </table:table-cell>
          <table:table-cell office:value-type="float" office:value="1.01008412708025">
            <text:p>1.0100841271</text:p>
          </table:table-cell>
          <table:table-cell office:value-type="float" office:value="1.1105400183865">
            <text:p>1.1105400184</text:p>
          </table:table-cell>
          <table:table-cell table:number-columns-repeated="2" office:value-type="float" office:value="0">
            <text:p>0</text:p>
          </table:table-cell>
          <table:table-cell office:value-type="float" office:value="22.6732774209702">
            <text:p>22.67327742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674">
            <text:p>7674</text:p>
          </table:table-cell>
          <table:table-cell office:value-type="float" office:value="11878">
            <text:p>11878</text:p>
          </table:table-cell>
          <table:table-cell office:value-type="float" office:value="16681">
            <text:p>16681</text:p>
          </table:table-cell>
          <table:table-cell office:value-type="float" office:value="163.125">
            <text:p>163.125</text:p>
          </table:table-cell>
          <table:table-cell office:value-type="float" office:value="162.875">
            <text:p>162.875</text:p>
          </table:table-cell>
          <table:table-cell office:value-type="float" office:value="334.875">
            <text:p>334.875</text:p>
          </table:table-cell>
          <table:table-cell office:value-type="float" office:value="0.0212568412822518">
            <text:p>0.0212568413</text:p>
          </table:table-cell>
          <table:table-cell office:value-type="float" office:value="0.0137123253072908">
            <text:p>0.0137123253</text:p>
          </table:table-cell>
          <table:table-cell office:value-type="float" office:value="0.020075235297644">
            <text:p>0.0200752353</text:p>
          </table:table-cell>
          <table:table-cell office:value-type="float" office:value="1.07528457695843">
            <text:p>1.075284577</text:p>
          </table:table-cell>
          <table:table-cell office:value-type="float" office:value="1.04836167319157">
            <text:p>1.0483616732</text:p>
          </table:table-cell>
          <table:table-cell office:value-type="float" office:value="1.07105323308338">
            <text:p>1.0710532331</text:p>
          </table:table-cell>
          <table:table-cell office:value-type="float" office:value="32.9535515043487">
            <text:p>32.9535515043</text:p>
          </table:table-cell>
          <table:table-cell office:value-type="float" office:value="0">
            <text:p>0</text:p>
          </table:table-cell>
          <table:table-cell office:value-type="float" office:value="34.8729002787166">
            <text:p>34.872900278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871">
            <text:p>871</text:p>
          </table:table-cell>
          <table:table-cell office:value-type="float" office:value="7459">
            <text:p>7459</text:p>
          </table:table-cell>
          <table:table-cell office:value-type="float" office:value="11487">
            <text:p>11487</text:p>
          </table:table-cell>
          <table:table-cell office:value-type="float" office:value="16083">
            <text:p>16083</text:p>
          </table:table-cell>
          <table:table-cell office:value-type="float" office:value="-38.125">
            <text:p>-38.125</text:p>
          </table:table-cell>
          <table:table-cell office:value-type="float" office:value="126.75">
            <text:p>126.75</text:p>
          </table:table-cell>
          <table:table-cell office:value-type="float" office:value="309.625">
            <text:p>309.625</text:p>
          </table:table-cell>
          <table:table-cell office:value-type="float" office:value="-0.0051112749698351">
            <text:p>-0.005111275</text:p>
          </table:table-cell>
          <table:table-cell office:value-type="float" office:value="0.0110342125881431">
            <text:p>0.0110342126</text:p>
          </table:table-cell>
          <table:table-cell office:value-type="float" office:value="0.0192516943356339">
            <text:p>0.0192516943</text:p>
          </table:table-cell>
          <table:table-cell office:value-type="float" office:value="0.982161742863939">
            <text:p>0.9821617429</text:p>
          </table:table-cell>
          <table:table-cell office:value-type="float" office:value="1.03885838159948">
            <text:p>1.0388583816</text:p>
          </table:table-cell>
          <table:table-cell office:value-type="float" office:value="1.06810736053491">
            <text:p>1.06810736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350">
            <text:p>7350</text:p>
          </table:table-cell>
          <table:table-cell office:value-type="float" office:value="11396">
            <text:p>11396</text:p>
          </table:table-cell>
          <table:table-cell office:value-type="float" office:value="17873">
            <text:p>17873</text:p>
          </table:table-cell>
          <table:table-cell office:value-type="float" office:value="-37.25">
            <text:p>-37.25</text:p>
          </table:table-cell>
          <table:table-cell office:value-type="float" office:value="286.5">
            <text:p>286.5</text:p>
          </table:table-cell>
          <table:table-cell office:value-type="float" office:value="36.5">
            <text:p>36.5</text:p>
          </table:table-cell>
          <table:table-cell office:value-type="float" office:value="-0.00506802721088435">
            <text:p>-0.0050680272</text:p>
          </table:table-cell>
          <table:table-cell office:value-type="float" office:value="0.0251404001404001">
            <text:p>0.0251404001</text:p>
          </table:table-cell>
          <table:table-cell office:value-type="float" office:value="0.00204218653835394">
            <text:p>0.0020421865</text:p>
          </table:table-cell>
          <table:table-cell office:value-type="float" office:value="0.982312247165533">
            <text:p>0.9823122472</text:p>
          </table:table-cell>
          <table:table-cell office:value-type="float" office:value="1.08923019834107">
            <text:p>1.0892301983</text:p>
          </table:table-cell>
          <table:table-cell office:value-type="float" office:value="1.00715582711492">
            <text:p>1.0071558271</text:p>
          </table:table-cell>
          <table:table-cell office:value-type="float" office:value="0">
            <text:p>0</text:p>
          </table:table-cell>
          <table:table-cell office:value-type="float" office:value="27.9161874539403">
            <text:p>27.91618745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8110">
            <text:p>8110</text:p>
          </table:table-cell>
          <table:table-cell office:value-type="float" office:value="11662">
            <text:p>11662</text:p>
          </table:table-cell>
          <table:table-cell office:value-type="float" office:value="18721">
            <text:p>18721</text:p>
          </table:table-cell>
          <table:table-cell office:value-type="float" office:value="52.875">
            <text:p>52.875</text:p>
          </table:table-cell>
          <table:table-cell office:value-type="float" office:value="358.25">
            <text:p>358.25</text:p>
          </table:table-cell>
          <table:table-cell office:value-type="float" office:value="-29.75">
            <text:p>-29.75</text:p>
          </table:table-cell>
          <table:table-cell office:value-type="float" office:value="0.00651972872996301">
            <text:p>0.0065197287</text:p>
          </table:table-cell>
          <table:table-cell office:value-type="float" office:value="0.0307194306293946">
            <text:p>0.0307194306</text:p>
          </table:table-cell>
          <table:table-cell office:value-type="float" office:value="-0.00158912451257946">
            <text:p>-0.0015891245</text:p>
          </table:table-cell>
          <table:table-cell office:value-type="float" office:value="1.02290236400579">
            <text:p>1.022902364</text:p>
          </table:table-cell>
          <table:table-cell office:value-type="float" office:value="1.10936762670254">
            <text:p>1.1093676267</text:p>
          </table:table-cell>
          <table:table-cell office:value-type="float" office:value="0.994443013826736">
            <text:p>0.9944430138</text:p>
          </table:table-cell>
          <table:table-cell office:value-type="float" office:value="0">
            <text:p>0</text:p>
          </table:table-cell>
          <table:table-cell office:value-type="float" office:value="22.908628887961">
            <text:p>22.9086288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8709">
            <text:p>8709</text:p>
          </table:table-cell>
          <table:table-cell office:value-type="float" office:value="12254">
            <text:p>12254</text:p>
          </table:table-cell>
          <table:table-cell office:value-type="float" office:value="17772">
            <text:p>17772</text:p>
          </table:table-cell>
          <table:table-cell office:value-type="float" office:value="-15">
            <text:p>-15</text:p>
          </table:table-cell>
          <table:table-cell office:value-type="float" office:value="-115.25">
            <text:p>-115.25</text:p>
          </table:table-cell>
          <table:table-cell office:value-type="float" office:value="-71.875">
            <text:p>-71.875</text:p>
          </table:table-cell>
          <table:table-cell office:value-type="float" office:value="-0.0017223561832587">
            <text:p>-0.0017223562</text:p>
          </table:table-cell>
          <table:table-cell office:value-type="float" office:value="-0.00940509221478701">
            <text:p>-0.0094050922</text:p>
          </table:table-cell>
          <table:table-cell office:value-type="float" office:value="-0.00404428314202116">
            <text:p>-0.0040442831</text:p>
          </table:table-cell>
          <table:table-cell office:value-type="float" office:value="0.993977567719806">
            <text:p>0.9939775677</text:p>
          </table:table-cell>
          <table:table-cell office:value-type="float" office:value="0.967255550537">
            <text:p>0.9672555505</text:p>
          </table:table-cell>
          <table:table-cell office:value-type="float" office:value="0.985877067206146">
            <text:p>0.98587706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8607">
            <text:p>8607</text:p>
          </table:table-cell>
          <table:table-cell office:value-type="float" office:value="11362">
            <text:p>11362</text:p>
          </table:table-cell>
          <table:table-cell office:value-type="float" office:value="15929">
            <text:p>15929</text:p>
          </table:table-cell>
          <table:table-cell office:value-type="float" office:value="63.25">
            <text:p>63.25</text:p>
          </table:table-cell>
          <table:table-cell office:value-type="float" office:value="92.25">
            <text:p>92.25</text:p>
          </table:table-cell>
          <table:table-cell office:value-type="float" office:value="184.75">
            <text:p>184.75</text:p>
          </table:table-cell>
          <table:table-cell office:value-type="float" office:value="0.00734866968746369">
            <text:p>0.0073486697</text:p>
          </table:table-cell>
          <table:table-cell office:value-type="float" office:value="0.00811916916035909">
            <text:p>0.0081191692</text:p>
          </table:table-cell>
          <table:table-cell office:value-type="float" office:value="0.0115983426454894">
            <text:p>0.0115983426</text:p>
          </table:table-cell>
          <table:table-cell office:value-type="float" office:value="1.02582618968063">
            <text:p>1.0258261897</text:p>
          </table:table-cell>
          <table:table-cell office:value-type="float" office:value="1.02854629704065">
            <text:p>1.028546297</text:p>
          </table:table-cell>
          <table:table-cell office:value-type="float" office:value="1.04085786150137">
            <text:p>1.04085786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8338">
            <text:p>8338</text:p>
          </table:table-cell>
          <table:table-cell office:value-type="float" office:value="11383">
            <text:p>11383</text:p>
          </table:table-cell>
          <table:table-cell office:value-type="float" office:value="17406">
            <text:p>17406</text:p>
          </table:table-cell>
          <table:table-cell office:value-type="float" office:value="197.25">
            <text:p>197.25</text:p>
          </table:table-cell>
          <table:table-cell office:value-type="float" office:value="297.25">
            <text:p>297.25</text:p>
          </table:table-cell>
          <table:table-cell office:value-type="float" office:value="-221.625">
            <text:p>-221.625</text:p>
          </table:table-cell>
          <table:table-cell office:value-type="float" office:value="0.0236567522187575">
            <text:p>0.0236567522</text:p>
          </table:table-cell>
          <table:table-cell office:value-type="float" office:value="0.0261135025915839">
            <text:p>0.0261135026</text:p>
          </table:table-cell>
          <table:table-cell office:value-type="float" office:value="-0.0127326783867632">
            <text:p>-0.0127326784</text:p>
          </table:table-cell>
          <table:table-cell office:value-type="float" office:value="1.08389553093971">
            <text:p>1.0838955309</text:p>
          </table:table-cell>
          <table:table-cell office:value-type="float" office:value="1.09273381250504">
            <text:p>1.0927338125</text:p>
          </table:table-cell>
          <table:table-cell office:value-type="float" office:value="0.955753383000174">
            <text:p>0.955753383</text:p>
          </table:table-cell>
          <table:table-cell office:value-type="float" office:value="29.6454065280138">
            <text:p>29.645406528</text:p>
          </table:table-cell>
          <table:table-cell office:value-type="float" office:value="26.8887157297356">
            <text:p>26.8887157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8380">
            <text:p>8380</text:p>
          </table:table-cell>
          <table:table-cell office:value-type="float" office:value="11560">
            <text:p>11560</text:p>
          </table:table-cell>
          <table:table-cell office:value-type="float" office:value="18545">
            <text:p>18545</text:p>
          </table:table-cell>
          <table:table-cell office:value-type="float" office:value="-103.75">
            <text:p>-103.75</text:p>
          </table:table-cell>
          <table:table-cell office:value-type="float" office:value="-111.125">
            <text:p>-111.125</text:p>
          </table:table-cell>
          <table:table-cell office:value-type="float" office:value="-137.875">
            <text:p>-137.875</text:p>
          </table:table-cell>
          <table:table-cell office:value-type="float" office:value="-0.0123806682577566">
            <text:p>-0.0123806683</text:p>
          </table:table-cell>
          <table:table-cell office:value-type="float" office:value="-0.0096128892733564">
            <text:p>-0.0096128893</text:p>
          </table:table-cell>
          <table:table-cell office:value-type="float" office:value="-0.00743461849555136">
            <text:p>-0.0074346185</text:p>
          </table:table-cell>
          <table:table-cell office:value-type="float" office:value="0.956968091753009">
            <text:p>0.9569680918</text:p>
          </table:table-cell>
          <table:table-cell office:value-type="float" office:value="0.966536006518009">
            <text:p>0.9665360065</text:p>
          </table:table-cell>
          <table:table-cell office:value-type="float" office:value="0.974087171427832">
            <text:p>0.97408717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767">
            <text:p>767</text:p>
          </table:table-cell>
          <table:table-cell office:value-type="float" office:value="8538">
            <text:p>8538</text:p>
          </table:table-cell>
          <table:table-cell office:value-type="float" office:value="11302">
            <text:p>11302</text:p>
          </table:table-cell>
          <table:table-cell office:value-type="float" office:value="17143">
            <text:p>17143</text:p>
          </table:table-cell>
          <table:table-cell office:value-type="float" office:value="57.75">
            <text:p>57.75</text:p>
          </table:table-cell>
          <table:table-cell office:value-type="float" office:value="9.25">
            <text:p>9.25</text:p>
          </table:table-cell>
          <table:table-cell office:value-type="float" office:value="-80.625">
            <text:p>-80.625</text:p>
          </table:table-cell>
          <table:table-cell office:value-type="float" office:value="0.00676387912860155">
            <text:p>0.0067638791</text:p>
          </table:table-cell>
          <table:table-cell office:value-type="float" office:value="0.000818439214298354">
            <text:p>0.0008184392</text:p>
          </table:table-cell>
          <table:table-cell office:value-type="float" office:value="-0.00470308580761827">
            <text:p>-0.0047030858</text:p>
          </table:table-cell>
          <table:table-cell office:value-type="float" office:value="1.0237632470694">
            <text:p>1.0237632471</text:p>
          </table:table-cell>
          <table:table-cell office:value-type="float" office:value="1.00286585014183">
            <text:p>1.0028658501</text:p>
          </table:table-cell>
          <table:table-cell office:value-type="float" office:value="0.983582552944919">
            <text:p>0.98358255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505">
            <text:p>8505</text:p>
          </table:table-cell>
          <table:table-cell office:value-type="float" office:value="11174">
            <text:p>11174</text:p>
          </table:table-cell>
          <table:table-cell office:value-type="float" office:value="16933">
            <text:p>16933</text:p>
          </table:table-cell>
          <table:table-cell office:value-type="float" office:value="72.625">
            <text:p>72.625</text:p>
          </table:table-cell>
          <table:table-cell office:value-type="float" office:value="97">
            <text:p>97</text:p>
          </table:table-cell>
          <table:table-cell office:value-type="float" office:value="76.5">
            <text:p>76.5</text:p>
          </table:table-cell>
          <table:table-cell office:value-type="float" office:value="0.00853909465020576">
            <text:p>0.0085390947</text:p>
          </table:table-cell>
          <table:table-cell office:value-type="float" office:value="0.00868086629676034">
            <text:p>0.0086808663</text:p>
          </table:table-cell>
          <table:table-cell office:value-type="float" office:value="0.00451780546861159">
            <text:p>0.0045178055</text:p>
          </table:table-cell>
          <table:table-cell office:value-type="float" office:value="1.03002974690511">
            <text:p>1.0300297469</text:p>
          </table:table-cell>
          <table:table-cell office:value-type="float" office:value="1.0305307326204">
            <text:p>1.0305307326</text:p>
          </table:table-cell>
          <table:table-cell office:value-type="float" office:value="1.01585232384999">
            <text:p>1.01585232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338">
            <text:p>8338</text:p>
          </table:table-cell>
          <table:table-cell office:value-type="float" office:value="12002">
            <text:p>12002</text:p>
          </table:table-cell>
          <table:table-cell office:value-type="float" office:value="19526">
            <text:p>19526</text:p>
          </table:table-cell>
          <table:table-cell office:value-type="float" office:value="197.25">
            <text:p>197.25</text:p>
          </table:table-cell>
          <table:table-cell office:value-type="float" office:value="-74.75">
            <text:p>-74.75</text:p>
          </table:table-cell>
          <table:table-cell office:value-type="float" office:value="104.375">
            <text:p>104.375</text:p>
          </table:table-cell>
          <table:table-cell office:value-type="float" office:value="0.0236567522187575">
            <text:p>0.0236567522</text:p>
          </table:table-cell>
          <table:table-cell office:value-type="float" office:value="-0.0062281286452258">
            <text:p>-0.0062281286</text:p>
          </table:table-cell>
          <table:table-cell office:value-type="float" office:value="0.0053454368534262">
            <text:p>0.0053454369</text:p>
          </table:table-cell>
          <table:table-cell office:value-type="float" office:value="1.08389553093971">
            <text:p>1.0838955309</text:p>
          </table:table-cell>
          <table:table-cell office:value-type="float" office:value="0.978277577331096">
            <text:p>0.9782775773</text:p>
          </table:table-cell>
          <table:table-cell office:value-type="float" office:value="1.01876503342949">
            <text:p>1.0187650334</text:p>
          </table:table-cell>
          <table:table-cell office:value-type="float" office:value="29.6454065280138">
            <text:p>29.6454065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236">
            <text:p>8236</text:p>
          </table:table-cell>
          <table:table-cell office:value-type="float" office:value="12796">
            <text:p>12796</text:p>
          </table:table-cell>
          <table:table-cell office:value-type="float" office:value="17848">
            <text:p>17848</text:p>
          </table:table-cell>
          <table:table-cell office:value-type="float" office:value="-9.125">
            <text:p>-9.125</text:p>
          </table:table-cell>
          <table:table-cell office:value-type="float" office:value="-85.875">
            <text:p>-85.875</text:p>
          </table:table-cell>
          <table:table-cell office:value-type="float" office:value="167.5">
            <text:p>167.5</text:p>
          </table:table-cell>
          <table:table-cell office:value-type="float" office:value="-0.00110794074793589">
            <text:p>-0.0011079407</text:p>
          </table:table-cell>
          <table:table-cell office:value-type="float" office:value="-0.00671108158799625">
            <text:p>-0.0067110816</text:p>
          </table:table-cell>
          <table:table-cell office:value-type="float" office:value="0.00938480502017033">
            <text:p>0.009384805</text:p>
          </table:table-cell>
          <table:table-cell office:value-type="float" office:value="0.996124613346318">
            <text:p>0.9961246133</text:p>
          </table:table-cell>
          <table:table-cell office:value-type="float" office:value="0.976599490129531">
            <text:p>0.9765994901</text:p>
          </table:table-cell>
          <table:table-cell office:value-type="float" office:value="1.03301944371852">
            <text:p>1.0330194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8543">
            <text:p>8543</text:p>
          </table:table-cell>
          <table:table-cell office:value-type="float" office:value="11668">
            <text:p>11668</text:p>
          </table:table-cell>
          <table:table-cell office:value-type="float" office:value="16752">
            <text:p>16752</text:p>
          </table:table-cell>
          <table:table-cell office:value-type="float" office:value="-131.25">
            <text:p>-131.25</text:p>
          </table:table-cell>
          <table:table-cell office:value-type="float" office:value="376.625">
            <text:p>376.625</text:p>
          </table:table-cell>
          <table:table-cell office:value-type="float" office:value="-42">
            <text:p>-42</text:p>
          </table:table-cell>
          <table:table-cell office:value-type="float" office:value="-0.015363455460611">
            <text:p>-0.0153634555</text:p>
          </table:table-cell>
          <table:table-cell office:value-type="float" office:value="0.0322784538909839">
            <text:p>0.0322784539</text:p>
          </table:table-cell>
          <table:table-cell office:value-type="float" office:value="-0.00250716332378224">
            <text:p>-0.0025071633</text:p>
          </table:table-cell>
          <table:table-cell office:value-type="float" office:value="0.946690535984694">
            <text:p>0.946690536</text:p>
          </table:table-cell>
          <table:table-cell office:value-type="float" office:value="1.1150167098462">
            <text:p>1.1150167098</text:p>
          </table:table-cell>
          <table:table-cell office:value-type="float" office:value="0.991237248667909">
            <text:p>0.9912372487</text:p>
          </table:table-cell>
          <table:table-cell office:value-type="float" office:value="0">
            <text:p>0</text:p>
          </table:table-cell>
          <table:table-cell office:value-type="float" office:value="21.8187281229755">
            <text:p>21.818728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8362">
            <text:p>8362</text:p>
          </table:table-cell>
          <table:table-cell office:value-type="float" office:value="11656">
            <text:p>11656</text:p>
          </table:table-cell>
          <table:table-cell office:value-type="float" office:value="16510">
            <text:p>16510</text:p>
          </table:table-cell>
          <table:table-cell office:value-type="float" office:value="45.375">
            <text:p>45.375</text:p>
          </table:table-cell>
          <table:table-cell office:value-type="float" office:value="472">
            <text:p>472</text:p>
          </table:table-cell>
          <table:table-cell office:value-type="float" office:value="109.125">
            <text:p>109.125</text:p>
          </table:table-cell>
          <table:table-cell office:value-type="float" office:value="0.00542633341305908">
            <text:p>0.0054263334</text:p>
          </table:table-cell>
          <table:table-cell office:value-type="float" office:value="0.0404941660947152">
            <text:p>0.0404941661</text:p>
          </table:table-cell>
          <table:table-cell office:value-type="float" office:value="0.00660963052695336">
            <text:p>0.0066096305</text:p>
          </table:table-cell>
          <table:table-cell office:value-type="float" office:value="1.01904987933055">
            <text:p>1.0190498793</text:p>
          </table:table-cell>
          <table:table-cell office:value-type="float" office:value="1.14494354520741">
            <text:p>1.1449435452</text:p>
          </table:table-cell>
          <table:table-cell office:value-type="float" office:value="1.02321933378711">
            <text:p>1.0232193338</text:p>
          </table:table-cell>
          <table:table-cell office:value-type="float" office:value="0">
            <text:p>0</text:p>
          </table:table-cell>
          <table:table-cell office:value-type="float" office:value="17.4614916161262">
            <text:p>17.4614916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677">
            <text:p>677</text:p>
          </table:table-cell>
          <table:table-cell office:value-type="float" office:value="8228">
            <text:p>8228</text:p>
          </table:table-cell>
          <table:table-cell office:value-type="float" office:value="11718">
            <text:p>11718</text:p>
          </table:table-cell>
          <table:table-cell office:value-type="float" office:value="19403">
            <text:p>19403</text:p>
          </table:table-cell>
          <table:table-cell office:value-type="float" office:value="107.25">
            <text:p>107.25</text:p>
          </table:table-cell>
          <table:table-cell office:value-type="float" office:value="161.75">
            <text:p>161.75</text:p>
          </table:table-cell>
          <table:table-cell office:value-type="float" office:value="93.125">
            <text:p>93.125</text:p>
          </table:table-cell>
          <table:table-cell office:value-type="float" office:value="0.0130347593582888">
            <text:p>0.0130347594</text:p>
          </table:table-cell>
          <table:table-cell office:value-type="float" office:value="0.0138035500938727">
            <text:p>0.0138035501</text:p>
          </table:table-cell>
          <table:table-cell office:value-type="float" office:value="0.0047995155388342">
            <text:p>0.0047995155</text:p>
          </table:table-cell>
          <table:table-cell office:value-type="float" office:value="1.04595467145901">
            <text:p>1.0459546715</text:p>
          </table:table-cell>
          <table:table-cell office:value-type="float" office:value="1.04868587979913">
            <text:p>1.0486858798</text:p>
          </table:table-cell>
          <table:table-cell office:value-type="float" office:value="1.01684345367076">
            <text:p>1.01684345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024">
            <text:p>12024</text:p>
          </table:table-cell>
          <table:table-cell office:value-type="float" office:value="17492">
            <text:p>17492</text:p>
          </table:table-cell>
          <table:table-cell office:value-type="float" office:value="-12.5">
            <text:p>-12.5</text:p>
          </table:table-cell>
          <table:table-cell office:value-type="float" office:value="182.375">
            <text:p>182.375</text:p>
          </table:table-cell>
          <table:table-cell office:value-type="float" office:value="202.5">
            <text:p>202.5</text:p>
          </table:table-cell>
          <table:table-cell office:value-type="float" office:value="-0.00153111219990201">
            <text:p>-0.0015311122</text:p>
          </table:table-cell>
          <table:table-cell office:value-type="float" office:value="0.0151675815036593">
            <text:p>0.0151675815</text:p>
          </table:table-cell>
          <table:table-cell office:value-type="float" office:value="0.0115767207866453">
            <text:p>0.0115767208</text:p>
          </table:table-cell>
          <table:table-cell office:value-type="float" office:value="0.994645702137298">
            <text:p>0.9946457021</text:p>
          </table:table-cell>
          <table:table-cell office:value-type="float" office:value="1.053537444099">
            <text:p>1.0535374441</text:p>
          </table:table-cell>
          <table:table-cell office:value-type="float" office:value="1.04078120286304">
            <text:p>1.04078120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070">
            <text:p>8070</text:p>
          </table:table-cell>
          <table:table-cell office:value-type="float" office:value="11650">
            <text:p>11650</text:p>
          </table:table-cell>
          <table:table-cell office:value-type="float" office:value="19655">
            <text:p>19655</text:p>
          </table:table-cell>
          <table:table-cell office:value-type="float" office:value="-89.625">
            <text:p>-89.625</text:p>
          </table:table-cell>
          <table:table-cell office:value-type="float" office:value="349.75">
            <text:p>349.75</text:p>
          </table:table-cell>
          <table:table-cell office:value-type="float" office:value="526.125">
            <text:p>526.125</text:p>
          </table:table-cell>
          <table:table-cell office:value-type="float" office:value="-0.0111059479553903">
            <text:p>-0.011105948</text:p>
          </table:table-cell>
          <table:table-cell office:value-type="float" office:value="0.0300214592274678">
            <text:p>0.0300214592</text:p>
          </table:table-cell>
          <table:table-cell office:value-type="float" office:value="0.0267679979648944">
            <text:p>0.026767998</text:p>
          </table:table-cell>
          <table:table-cell office:value-type="float" office:value="0.96137093263291">
            <text:p>0.9613709326</text:p>
          </table:table-cell>
          <table:table-cell office:value-type="float" office:value="1.10684163180386">
            <text:p>1.1068416318</text:p>
          </table:table-cell>
          <table:table-cell office:value-type="float" office:value="1.09509238327863">
            <text:p>1.0950923833</text:p>
          </table:table-cell>
          <table:table-cell office:value-type="float" office:value="0">
            <text:p>0</text:p>
          </table:table-cell>
          <table:table-cell office:value-type="float" office:value="23.4332557461296">
            <text:p>23.4332557461</text:p>
          </table:table-cell>
          <table:table-cell office:value-type="float" office:value="26.2396694446539">
            <text:p>26.239669444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360">
            <text:p>360</text:p>
          </table:table-cell>
          <table:table-cell office:value-type="float" office:value="8758">
            <text:p>8758</text:p>
          </table:table-cell>
          <table:table-cell office:value-type="float" office:value="12930">
            <text:p>12930</text:p>
          </table:table-cell>
          <table:table-cell office:value-type="float" office:value="22360">
            <text:p>22360</text:p>
          </table:table-cell>
          <table:table-cell office:value-type="float" office:value="351.5">
            <text:p>351.5</text:p>
          </table:table-cell>
          <table:table-cell office:value-type="float" office:value="369.875">
            <text:p>369.875</text:p>
          </table:table-cell>
          <table:table-cell office:value-type="float" office:value="665.875">
            <text:p>665.875</text:p>
          </table:table-cell>
          <table:table-cell office:value-type="float" office:value="0.0401347339575246">
            <text:p>0.040134734</text:p>
          </table:table-cell>
          <table:table-cell office:value-type="float" office:value="0.0286059551430781">
            <text:p>0.0286059551</text:p>
          </table:table-cell>
          <table:table-cell office:value-type="float" office:value="0.029779740608229">
            <text:p>0.0297797406</text:p>
          </table:table-cell>
          <table:table-cell office:value-type="float" office:value="1.14362873071622">
            <text:p>1.1436287307</text:p>
          </table:table-cell>
          <table:table-cell office:value-type="float" office:value="1.10172471231328">
            <text:p>1.1017247123</text:p>
          </table:table-cell>
          <table:table-cell office:value-type="float" office:value="1.10596728471216">
            <text:p>1.1059672847</text:p>
          </table:table-cell>
          <table:table-cell office:value-type="float" office:value="17.6148071110143">
            <text:p>17.614807111</text:p>
          </table:table-cell>
          <table:table-cell office:value-type="float" office:value="24.5758144684804">
            <text:p>24.5758144685</text:p>
          </table:table-cell>
          <table:table-cell office:value-type="float" office:value="23.620675028934">
            <text:p>23.620675028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556">
            <text:p>13556</text:p>
          </table:table-cell>
          <table:table-cell office:value-type="float" office:value="20808">
            <text:p>20808</text:p>
          </table:table-cell>
          <table:table-cell office:value-type="float" office:value="106.125">
            <text:p>106.125</text:p>
          </table:table-cell>
          <table:table-cell office:value-type="float" office:value="77.625">
            <text:p>77.625</text:p>
          </table:table-cell>
          <table:table-cell office:value-type="float" office:value="844.875">
            <text:p>844.875</text:p>
          </table:table-cell>
          <table:table-cell office:value-type="float" office:value="0.0122292002765614">
            <text:p>0.0122292003</text:p>
          </table:table-cell>
          <table:table-cell office:value-type="float" office:value="0.00572624668043671">
            <text:p>0.0057262467</text:p>
          </table:table-cell>
          <table:table-cell office:value-type="float" office:value="0.0406033737024221">
            <text:p>0.0406033737</text:p>
          </table:table-cell>
          <table:table-cell office:value-type="float" office:value="1.0430953255132">
            <text:p>1.0430953255</text:p>
          </table:table-cell>
          <table:table-cell office:value-type="float" office:value="1.02010613158758">
            <text:p>1.0201061316</text:p>
          </table:table-cell>
          <table:table-cell office:value-type="float" office:value="1.14534313051227">
            <text:p>1.1453431305</text:p>
          </table:table-cell>
          <table:table-cell table:number-columns-repeated="2" office:value-type="float" office:value="0">
            <text:p>0</text:p>
          </table:table-cell>
          <table:table-cell office:value-type="float" office:value="17.4154467777431">
            <text:p>17.415446777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9192">
            <text:p>9192</text:p>
          </table:table-cell>
          <table:table-cell office:value-type="float" office:value="12526">
            <text:p>12526</text:p>
          </table:table-cell>
          <table:table-cell office:value-type="float" office:value="20232">
            <text:p>20232</text:p>
          </table:table-cell>
          <table:table-cell office:value-type="float" office:value="99.875">
            <text:p>99.875</text:p>
          </table:table-cell>
          <table:table-cell office:value-type="float" office:value="83.75">
            <text:p>83.75</text:p>
          </table:table-cell>
          <table:table-cell office:value-type="float" office:value="1138.125">
            <text:p>1138.125</text:p>
          </table:table-cell>
          <table:table-cell office:value-type="float" office:value="0.0108654264577894">
            <text:p>0.0108654265</text:p>
          </table:table-cell>
          <table:table-cell office:value-type="float" office:value="0.00668609292671244">
            <text:p>0.0066860929</text:p>
          </table:table-cell>
          <table:table-cell office:value-type="float" office:value="0.0562537069988138">
            <text:p>0.056253707</text:p>
          </table:table-cell>
          <table:table-cell office:value-type="float" office:value="1.0382603852868">
            <text:p>1.0382603853</text:p>
          </table:table-cell>
          <table:table-cell office:value-type="float" office:value="1.0234889447672">
            <text:p>1.0234889448</text:p>
          </table:table-cell>
          <table:table-cell office:value-type="float" office:value="1.20309035441602">
            <text:p>1.2030903544</text:p>
          </table:table-cell>
          <table:table-cell table:number-columns-repeated="2" office:value-type="float" office:value="0">
            <text:p>0</text:p>
          </table:table-cell>
          <table:table-cell office:value-type="float" office:value="12.6652170204447">
            <text:p>12.665217020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648">
            <text:p>8648</text:p>
          </table:table-cell>
          <table:table-cell office:value-type="float" office:value="13628">
            <text:p>13628</text:p>
          </table:table-cell>
          <table:table-cell office:value-type="float" office:value="20592">
            <text:p>20592</text:p>
          </table:table-cell>
          <table:table-cell office:value-type="float" office:value="274.125">
            <text:p>274.125</text:p>
          </table:table-cell>
          <table:table-cell office:value-type="float" office:value="365.75">
            <text:p>365.75</text:p>
          </table:table-cell>
          <table:table-cell office:value-type="float" office:value="1103.125">
            <text:p>1103.125</text:p>
          </table:table-cell>
          <table:table-cell office:value-type="float" office:value="0.0316980804810361">
            <text:p>0.0316980805</text:p>
          </table:table-cell>
          <table:table-cell office:value-type="float" office:value="0.026838127384796">
            <text:p>0.0268381274</text:p>
          </table:table-cell>
          <table:table-cell office:value-type="float" office:value="0.0535705613830614">
            <text:p>0.0535705614</text:p>
          </table:table-cell>
          <table:table-cell office:value-type="float" office:value="1.11291262756374">
            <text:p>1.1129126276</text:p>
          </table:table-cell>
          <table:table-cell office:value-type="float" office:value="1.09534520460657">
            <text:p>1.0953452046</text:p>
          </table:table-cell>
          <table:table-cell office:value-type="float" office:value="1.19312178273263">
            <text:p>1.1931217827</text:p>
          </table:table-cell>
          <table:table-cell office:value-type="float" office:value="22.2119368592956">
            <text:p>22.2119368593</text:p>
          </table:table-cell>
          <table:table-cell office:value-type="float" office:value="26.1720015091641">
            <text:p>26.1720015092</text:p>
          </table:table-cell>
          <table:table-cell office:value-type="float" office:value="13.2825162273471">
            <text:p>13.28251622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758">
            <text:p>8758</text:p>
          </table:table-cell>
          <table:table-cell office:value-type="float" office:value="14904">
            <text:p>14904</text:p>
          </table:table-cell>
          <table:table-cell office:value-type="float" office:value="21550">
            <text:p>21550</text:p>
          </table:table-cell>
          <table:table-cell office:value-type="float" office:value="351.5">
            <text:p>351.5</text:p>
          </table:table-cell>
          <table:table-cell office:value-type="float" office:value="569.375">
            <text:p>569.375</text:p>
          </table:table-cell>
          <table:table-cell office:value-type="float" office:value="597.5">
            <text:p>597.5</text:p>
          </table:table-cell>
          <table:table-cell office:value-type="float" office:value="0.0401347339575246">
            <text:p>0.040134734</text:p>
          </table:table-cell>
          <table:table-cell office:value-type="float" office:value="0.0382028314546431">
            <text:p>0.0382028315</text:p>
          </table:table-cell>
          <table:table-cell office:value-type="float" office:value="0.0277262180974478">
            <text:p>0.0277262181</text:p>
          </table:table-cell>
          <table:table-cell office:value-type="float" office:value="1.14362873071622">
            <text:p>1.1436287307</text:p>
          </table:table-cell>
          <table:table-cell office:value-type="float" office:value="1.13657044450031">
            <text:p>1.1365704445</text:p>
          </table:table-cell>
          <table:table-cell office:value-type="float" office:value="1.09854849995424">
            <text:p>1.0985485</text:p>
          </table:table-cell>
          <table:table-cell office:value-type="float" office:value="17.6148071110143">
            <text:p>17.614807111</text:p>
          </table:table-cell>
          <table:table-cell office:value-type="float" office:value="18.4882773596531">
            <text:p>18.4882773597</text:p>
          </table:table-cell>
          <table:table-cell office:value-type="float" office:value="25.3446955396372">
            <text:p>25.344695539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16">
            <text:p>416</text:p>
          </table:table-cell>
          <table:table-cell office:value-type="float" office:value="8610">
            <text:p>8610</text:p>
          </table:table-cell>
          <table:table-cell office:value-type="float" office:value="14495">
            <text:p>14495</text:p>
          </table:table-cell>
          <table:table-cell office:value-type="float" office:value="23314">
            <text:p>23314</text:p>
          </table:table-cell>
          <table:table-cell office:value-type="float" office:value="68">
            <text:p>68</text:p>
          </table:table-cell>
          <table:table-cell office:value-type="float" office:value="582.5">
            <text:p>582.5</text:p>
          </table:table-cell>
          <table:table-cell office:value-type="float" office:value="815.75">
            <text:p>815.75</text:p>
          </table:table-cell>
          <table:table-cell office:value-type="float" office:value="0.00789779326364692">
            <text:p>0.0078977933</text:p>
          </table:table-cell>
          <table:table-cell office:value-type="float" office:value="0.0401862711279752">
            <text:p>0.0401862711</text:p>
          </table:table-cell>
          <table:table-cell office:value-type="float" office:value="0.034989705756198">
            <text:p>0.0349897058</text:p>
          </table:table-cell>
          <table:table-cell office:value-type="float" office:value="1.0277645316941">
            <text:p>1.0277645317</text:p>
          </table:table-cell>
          <table:table-cell office:value-type="float" office:value="1.14381722426677">
            <text:p>1.1438172243</text:p>
          </table:table-cell>
          <table:table-cell office:value-type="float" office:value="1.12486355798415">
            <text:p>1.124863558</text:p>
          </table:table-cell>
          <table:table-cell office:value-type="float" office:value="0">
            <text:p>0</text:p>
          </table:table-cell>
          <table:table-cell office:value-type="float" office:value="17.5926555649497">
            <text:p>17.5926555649</text:p>
          </table:table-cell>
          <table:table-cell office:value-type="float" office:value="20.154618809799">
            <text:p>20.154618809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595">
            <text:p>8595</text:p>
          </table:table-cell>
          <table:table-cell office:value-type="float" office:value="14882">
            <text:p>14882</text:p>
          </table:table-cell>
          <table:table-cell office:value-type="float" office:value="25774">
            <text:p>25774</text:p>
          </table:table-cell>
          <table:table-cell office:value-type="float" office:value="95.75">
            <text:p>95.75</text:p>
          </table:table-cell>
          <table:table-cell office:value-type="float" office:value="539.125">
            <text:p>539.125</text:p>
          </table:table-cell>
          <table:table-cell office:value-type="float" office:value="843.75">
            <text:p>843.75</text:p>
          </table:table-cell>
          <table:table-cell office:value-type="float" office:value="0.0111401977894124">
            <text:p>0.0111401978</text:p>
          </table:table-cell>
          <table:table-cell office:value-type="float" office:value="0.0362266496438651">
            <text:p>0.0362266496</text:p>
          </table:table-cell>
          <table:table-cell office:value-type="float" office:value="0.032736478621867">
            <text:p>0.0327364786</text:p>
          </table:table-cell>
          <table:table-cell office:value-type="float" office:value="1.03923393611625">
            <text:p>1.0392339361</text:p>
          </table:table-cell>
          <table:table-cell office:value-type="float" office:value="1.12936551923659">
            <text:p>1.1293655192</text:p>
          </table:table-cell>
          <table:table-cell office:value-type="float" office:value="1.11667816216035">
            <text:p>1.1166781622</text:p>
          </table:table-cell>
          <table:table-cell office:value-type="float" office:value="0">
            <text:p>0</text:p>
          </table:table-cell>
          <table:table-cell office:value-type="float" office:value="19.4781445270358">
            <text:p>19.478144527</text:p>
          </table:table-cell>
          <table:table-cell office:value-type="float" office:value="21.518254233667">
            <text:p>21.518254233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10185">
            <text:p>10185</text:p>
          </table:table-cell>
          <table:table-cell office:value-type="float" office:value="16494">
            <text:p>16494</text:p>
          </table:table-cell>
          <table:table-cell office:value-type="float" office:value="28480">
            <text:p>28480</text:p>
          </table:table-cell>
          <table:table-cell office:value-type="float" office:value="271.125">
            <text:p>271.125</text:p>
          </table:table-cell>
          <table:table-cell office:value-type="float" office:value="590">
            <text:p>590</text:p>
          </table:table-cell>
          <table:table-cell office:value-type="float" office:value="1053.5">
            <text:p>1053.5</text:p>
          </table:table-cell>
          <table:table-cell office:value-type="float" office:value="0.026620029455081">
            <text:p>0.0266200295</text:p>
          </table:table-cell>
          <table:table-cell office:value-type="float" office:value="0.0357705832423912">
            <text:p>0.0357705832</text:p>
          </table:table-cell>
          <table:table-cell office:value-type="float" office:value="0.0369908707865169">
            <text:p>0.0369908708</text:p>
          </table:table-cell>
          <table:table-cell office:value-type="float" office:value="1.09455900999043">
            <text:p>1.09455901</text:p>
          </table:table-cell>
          <table:table-cell office:value-type="float" office:value="1.12770492921435">
            <text:p>1.1277049292</text:p>
          </table:table-cell>
          <table:table-cell office:value-type="float" office:value="1.13214996381504">
            <text:p>1.1321499638</text:p>
          </table:table-cell>
          <table:table-cell office:value-type="float" office:value="26.3836140705382">
            <text:p>26.3836140705</text:p>
          </table:table-cell>
          <table:table-cell office:value-type="float" office:value="19.7221191250073">
            <text:p>19.722119125</text:p>
          </table:table-cell>
          <table:table-cell office:value-type="float" office:value="19.0828065245592">
            <text:p>19.082806524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490">
            <text:p>11490</text:p>
          </table:table-cell>
          <table:table-cell office:value-type="float" office:value="16153">
            <text:p>16153</text:p>
          </table:table-cell>
          <table:table-cell office:value-type="float" office:value="27917">
            <text:p>27917</text:p>
          </table:table-cell>
          <table:table-cell office:value-type="float" office:value="387.375">
            <text:p>387.375</text:p>
          </table:table-cell>
          <table:table-cell office:value-type="float" office:value="327.625">
            <text:p>327.625</text:p>
          </table:table-cell>
          <table:table-cell office:value-type="float" office:value="529.875">
            <text:p>529.875</text:p>
          </table:table-cell>
          <table:table-cell office:value-type="float" office:value="0.0337140992167102">
            <text:p>0.0337140992</text:p>
          </table:table-cell>
          <table:table-cell office:value-type="float" office:value="0.0202826100414784">
            <text:p>0.02028261</text:p>
          </table:table-cell>
          <table:table-cell office:value-type="float" office:value="0.0189803703836372">
            <text:p>0.0189803704</text:p>
          </table:table-cell>
          <table:table-cell office:value-type="float" office:value="1.12022716261103">
            <text:p>1.1202271626</text:p>
          </table:table-cell>
          <table:table-cell office:value-type="float" office:value="1.07179544831456">
            <text:p>1.0717954483</text:p>
          </table:table-cell>
          <table:table-cell office:value-type="float" office:value="1.06713739508413">
            <text:p>1.0671373951</text:p>
          </table:table-cell>
          <table:table-cell office:value-type="float" office:value="20.9042223307857">
            <text:p>20.9042223308</text:p>
          </table:table-cell>
          <table:table-cell office:value-type="float" office:value="34.5198705469455">
            <text:p>34.51987054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482">
            <text:p>16482</text:p>
          </table:table-cell>
          <table:table-cell office:value-type="float" office:value="27343">
            <text:p>27343</text:p>
          </table:table-cell>
          <table:table-cell office:value-type="float" office:value="401.25">
            <text:p>401.25</text:p>
          </table:table-cell>
          <table:table-cell office:value-type="float" office:value="511.375">
            <text:p>511.375</text:p>
          </table:table-cell>
          <table:table-cell office:value-type="float" office:value="68.875">
            <text:p>68.875</text:p>
          </table:table-cell>
          <table:table-cell office:value-type="float" office:value="0.0364772727272727">
            <text:p>0.0364772727</text:p>
          </table:table-cell>
          <table:table-cell office:value-type="float" office:value="0.0310262710836064">
            <text:p>0.0310262711</text:p>
          </table:table-cell>
          <table:table-cell office:value-type="float" office:value="0.00251892623340526">
            <text:p>0.0025189262</text:p>
          </table:table-cell>
          <table:table-cell office:value-type="float" office:value="1.13027841373967">
            <text:p>1.1302784137</text:p>
          </table:table-cell>
          <table:table-cell office:value-type="float" office:value="1.11047870260743">
            <text:p>1.1104787026</text:p>
          </table:table-cell>
          <table:table-cell office:value-type="float" office:value="1.00882867799608">
            <text:p>1.008828678</text:p>
          </table:table-cell>
          <table:table-cell office:value-type="float" office:value="19.3466698415577">
            <text:p>19.3466698416</text:p>
          </table:table-cell>
          <table:table-cell office:value-type="float" office:value="22.6854624962157">
            <text:p>22.68546249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888">
            <text:p>17888</text:p>
          </table:table-cell>
          <table:table-cell office:value-type="float" office:value="27570">
            <text:p>27570</text:p>
          </table:table-cell>
          <table:table-cell office:value-type="float" office:value="610.875">
            <text:p>610.875</text:p>
          </table:table-cell>
          <table:table-cell office:value-type="float" office:value="591">
            <text:p>591</text:p>
          </table:table-cell>
          <table:table-cell office:value-type="float" office:value="-503.375">
            <text:p>-503.375</text:p>
          </table:table-cell>
          <table:table-cell office:value-type="float" office:value="0.0579907917220429">
            <text:p>0.0579907917</text:p>
          </table:table-cell>
          <table:table-cell office:value-type="float" office:value="0.033038908765653">
            <text:p>0.0330389088</text:p>
          </table:table-cell>
          <table:table-cell office:value-type="float" office:value="-0.0182580703663402">
            <text:p>-0.0182580704</text:p>
          </table:table-cell>
          <table:table-cell office:value-type="float" office:value="1.20955911759927">
            <text:p>1.2095591176</text:p>
          </table:table-cell>
          <table:table-cell office:value-type="float" office:value="1.11777565688494">
            <text:p>1.1177756569</text:p>
          </table:table-cell>
          <table:table-cell office:value-type="float" office:value="0.936750133699474">
            <text:p>0.9367501337</text:p>
          </table:table-cell>
          <table:table-cell office:value-type="float" office:value="12.2960287208342">
            <text:p>12.2960287208</text:p>
          </table:table-cell>
          <table:table-cell office:value-type="float" office:value="21.3244198693744">
            <text:p>21.32441986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10889">
            <text:p>10889</text:p>
          </table:table-cell>
          <table:table-cell office:value-type="float" office:value="18600">
            <text:p>18600</text:p>
          </table:table-cell>
          <table:table-cell office:value-type="float" office:value="29020">
            <text:p>29020</text:p>
          </table:table-cell>
          <table:table-cell office:value-type="float" office:value="585.625">
            <text:p>585.625</text:p>
          </table:table-cell>
          <table:table-cell office:value-type="float" office:value="966.875">
            <text:p>966.875</text:p>
          </table:table-cell>
          <table:table-cell office:value-type="float" office:value="-693.5">
            <text:p>-693.5</text:p>
          </table:table-cell>
          <table:table-cell office:value-type="float" office:value="0.0537813389659289">
            <text:p>0.053781339</text:p>
          </table:table-cell>
          <table:table-cell office:value-type="float" office:value="0.0519825268817204">
            <text:p>0.0519825269</text:p>
          </table:table-cell>
          <table:table-cell office:value-type="float" office:value="-0.0238973121984838">
            <text:p>-0.0238973122</text:p>
          </table:table-cell>
          <table:table-cell office:value-type="float" office:value="1.19390385392585">
            <text:p>1.1939038539</text:p>
          </table:table-cell>
          <table:table-cell office:value-type="float" office:value="1.187235122964">
            <text:p>1.187235123</text:p>
          </table:table-cell>
          <table:table-cell office:value-type="float" office:value="0.917478727104718">
            <text:p>0.9174787271</text:p>
          </table:table-cell>
          <table:table-cell office:value-type="float" office:value="13.2317948536839">
            <text:p>13.2317948537</text:p>
          </table:table-cell>
          <table:table-cell office:value-type="float" office:value="13.6778805875714">
            <text:p>13.6778805876</text:p>
          </table:table-cell>
          <table:table-cell office:value-type="float" office:value="-28.6572653193827">
            <text:p>-28.657265319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275">
            <text:p>11275</text:p>
          </table:table-cell>
          <table:table-cell office:value-type="float" office:value="18538">
            <text:p>18538</text:p>
          </table:table-cell>
          <table:table-cell office:value-type="float" office:value="27366">
            <text:p>27366</text:p>
          </table:table-cell>
          <table:table-cell office:value-type="float" office:value="355">
            <text:p>355</text:p>
          </table:table-cell>
          <table:table-cell office:value-type="float" office:value="-468.375">
            <text:p>-468.375</text:p>
          </table:table-cell>
          <table:table-cell office:value-type="float" office:value="481.25">
            <text:p>481.25</text:p>
          </table:table-cell>
          <table:table-cell office:value-type="float" office:value="0.0314855875831486">
            <text:p>0.0314855876</text:p>
          </table:table-cell>
          <table:table-cell office:value-type="float" office:value="-0.0252656705146186">
            <text:p>-0.0252656705</text:p>
          </table:table-cell>
          <table:table-cell office:value-type="float" office:value="0.017585690272601">
            <text:p>0.0175856903</text:p>
          </table:table-cell>
          <table:table-cell office:value-type="float" office:value="1.11214258730291">
            <text:p>1.1121425873</text:p>
          </table:table-cell>
          <table:table-cell office:value-type="float" office:value="0.912821327247679">
            <text:p>0.9128213272</text:p>
          </table:table-cell>
          <table:table-cell office:value-type="float" office:value="1.06215605869874">
            <text:p>1.0621560587</text:p>
          </table:table-cell>
          <table:table-cell office:value-type="float" office:value="22.3595279440938">
            <text:p>22.3595279441</text:p>
          </table:table-cell>
          <table:table-cell office:value-type="float" office:value="-27.086295605967">
            <text:p>-27.0862956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7181">
            <text:p>17181</text:p>
          </table:table-cell>
          <table:table-cell office:value-type="float" office:value="26134">
            <text:p>26134</text:p>
          </table:table-cell>
          <table:table-cell office:value-type="float" office:value="352">
            <text:p>352</text:p>
          </table:table-cell>
          <table:table-cell office:value-type="float" office:value="-366.75">
            <text:p>-366.75</text:p>
          </table:table-cell>
          <table:table-cell office:value-type="float" office:value="40.375">
            <text:p>40.375</text:p>
          </table:table-cell>
          <table:table-cell office:value-type="float" office:value="0.0295450730233339">
            <text:p>0.029545073</text:p>
          </table:table-cell>
          <table:table-cell office:value-type="float" office:value="-0.0213462545835516">
            <text:p>-0.0213462546</text:p>
          </table:table-cell>
          <table:table-cell office:value-type="float" office:value="0.00154492232341012">
            <text:p>0.0015449223</text:p>
          </table:table-cell>
          <table:table-cell office:value-type="float" office:value="1.10511866180798">
            <text:p>1.1051186618</text:p>
          </table:table-cell>
          <table:table-cell office:value-type="float" office:value="0.926181207623671">
            <text:p>0.9261812076</text:p>
          </table:table-cell>
          <table:table-cell office:value-type="float" office:value="1.00541190623051">
            <text:p>1.0054119062</text:p>
          </table:table-cell>
          <table:table-cell office:value-type="float" office:value="23.8055608087579">
            <text:p>23.8055608088</text:p>
          </table:table-cell>
          <table:table-cell office:value-type="float" office:value="-32.1237866300496">
            <text:p>-32.123786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566">
            <text:p>566</text:p>
          </table:table-cell>
          <table:table-cell office:value-type="float" office:value="11319">
            <text:p>11319</text:p>
          </table:table-cell>
          <table:table-cell office:value-type="float" office:value="17688">
            <text:p>17688</text:p>
          </table:table-cell>
          <table:table-cell office:value-type="float" office:value="26142">
            <text:p>26142</text:p>
          </table:table-cell>
          <table:table-cell office:value-type="float" office:value="-52.5">
            <text:p>-52.5</text:p>
          </table:table-cell>
          <table:table-cell office:value-type="float" office:value="593.125">
            <text:p>593.125</text:p>
          </table:table-cell>
          <table:table-cell office:value-type="float" office:value="-508.75">
            <text:p>-508.75</text:p>
          </table:table-cell>
          <table:table-cell office:value-type="float" office:value="-0.00463821892393321">
            <text:p>-0.0046382189</text:p>
          </table:table-cell>
          <table:table-cell office:value-type="float" office:value="0.0335326209859792">
            <text:p>0.033532621</text:p>
          </table:table-cell>
          <table:table-cell office:value-type="float" office:value="-0.0194610205799097">
            <text:p>-0.0194610206</text:p>
          </table:table-cell>
          <table:table-cell office:value-type="float" office:value="0.983808399392815">
            <text:p>0.9838083994</text:p>
          </table:table-cell>
          <table:table-cell office:value-type="float" office:value="1.1195680693245">
            <text:p>1.1195680693</text:p>
          </table:table-cell>
          <table:table-cell office:value-type="float" office:value="0.932628741361459">
            <text:p>0.9326287414</text:p>
          </table:table-cell>
          <table:table-cell office:value-type="float" office:value="0">
            <text:p>0</text:p>
          </table:table-cell>
          <table:table-cell office:value-type="float" office:value="21.0155006396523">
            <text:p>21.01550063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2631">
            <text:p>12631</text:p>
          </table:table-cell>
          <table:table-cell office:value-type="float" office:value="19355">
            <text:p>19355</text:p>
          </table:table-cell>
          <table:table-cell office:value-type="float" office:value="28329">
            <text:p>28329</text:p>
          </table:table-cell>
          <table:table-cell office:value-type="float" office:value="-243.375">
            <text:p>-243.375</text:p>
          </table:table-cell>
          <table:table-cell office:value-type="float" office:value="-295.5">
            <text:p>-295.5</text:p>
          </table:table-cell>
          <table:table-cell office:value-type="float" office:value="-741.75">
            <text:p>-741.75</text:p>
          </table:table-cell>
          <table:table-cell office:value-type="float" office:value="-0.0192680706199034">
            <text:p>-0.0192680706</text:p>
          </table:table-cell>
          <table:table-cell office:value-type="float" office:value="-0.0152673727718936">
            <text:p>-0.0152673728</text:p>
          </table:table-cell>
          <table:table-cell office:value-type="float" office:value="-0.0261834162871969">
            <text:p>-0.0261834163</text:p>
          </table:table-cell>
          <table:table-cell office:value-type="float" office:value="0.933289419579349">
            <text:p>0.9332894196</text:p>
          </table:table-cell>
          <table:table-cell office:value-type="float" office:value="0.94702105693423">
            <text:p>0.9470210569</text:p>
          </table:table-cell>
          <table:table-cell office:value-type="float" office:value="0.90970176272021">
            <text:p>0.9097017627</text:p>
          </table:table-cell>
          <table:table-cell table:number-columns-repeated="2" office:value-type="float" office:value="0">
            <text:p>0</text:p>
          </table:table-cell>
          <table:table-cell office:value-type="float" office:value="-26.1246494775243">
            <text:p>-26.124649477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3090">
            <text:p>13090</text:p>
          </table:table-cell>
          <table:table-cell office:value-type="float" office:value="17984">
            <text:p>17984</text:p>
          </table:table-cell>
          <table:table-cell office:value-type="float" office:value="26042">
            <text:p>26042</text:p>
          </table:table-cell>
          <table:table-cell office:value-type="float" office:value="40.25">
            <text:p>40.25</text:p>
          </table:table-cell>
          <table:table-cell office:value-type="float" office:value="-325.25">
            <text:p>-325.25</text:p>
          </table:table-cell>
          <table:table-cell office:value-type="float" office:value="435">
            <text:p>435</text:p>
          </table:table-cell>
          <table:table-cell office:value-type="float" office:value="0.00307486631016043">
            <text:p>0.0030748663</text:p>
          </table:table-cell>
          <table:table-cell office:value-type="float" office:value="-0.0180855204626335">
            <text:p>-0.0180855205</text:p>
          </table:table-cell>
          <table:table-cell office:value-type="float" office:value="0.0167037861915368">
            <text:p>0.0167037862</text:p>
          </table:table-cell>
          <table:table-cell office:value-type="float" office:value="1.0107805634991">
            <text:p>1.0107805635</text:p>
          </table:table-cell>
          <table:table-cell office:value-type="float" office:value="0.937341767039576">
            <text:p>0.937341767</text:p>
          </table:table-cell>
          <table:table-cell office:value-type="float" office:value="1.05901012395772">
            <text:p>1.059010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2144">
            <text:p>12144</text:p>
          </table:table-cell>
          <table:table-cell office:value-type="float" office:value="17066">
            <text:p>17066</text:p>
          </table:table-cell>
          <table:table-cell office:value-type="float" office:value="25477">
            <text:p>25477</text:p>
          </table:table-cell>
          <table:table-cell office:value-type="float" office:value="421.625">
            <text:p>421.625</text:p>
          </table:table-cell>
          <table:table-cell office:value-type="float" office:value="124.75">
            <text:p>124.75</text:p>
          </table:table-cell>
          <table:table-cell office:value-type="float" office:value="45.375">
            <text:p>45.375</text:p>
          </table:table-cell>
          <table:table-cell office:value-type="float" office:value="0.0347187911725955">
            <text:p>0.0347187912</text:p>
          </table:table-cell>
          <table:table-cell office:value-type="float" office:value="0.00730985585374429">
            <text:p>0.0073098559</text:p>
          </table:table-cell>
          <table:table-cell office:value-type="float" office:value="0.00178101817325431">
            <text:p>0.0017810182</text:p>
          </table:table-cell>
          <table:table-cell office:value-type="float" office:value="1.12387834224664">
            <text:p>1.1238783422</text:p>
          </table:table-cell>
          <table:table-cell office:value-type="float" office:value="1.02568922611361">
            <text:p>1.0256892261</text:p>
          </table:table-cell>
          <table:table-cell office:value-type="float" office:value="1.00623978077683">
            <text:p>1.0062397808</text:p>
          </table:table-cell>
          <table:table-cell office:value-type="float" office:value="20.3092138081587">
            <text:p>20.30921380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39">
            <text:p>639</text:p>
          </table:table-cell>
          <table:table-cell office:value-type="float" office:value="11319">
            <text:p>11319</text:p>
          </table:table-cell>
          <table:table-cell office:value-type="float" office:value="17921">
            <text:p>17921</text:p>
          </table:table-cell>
          <table:table-cell office:value-type="float" office:value="25636">
            <text:p>25636</text:p>
          </table:table-cell>
          <table:table-cell office:value-type="float" office:value="-52.5">
            <text:p>-52.5</text:p>
          </table:table-cell>
          <table:table-cell office:value-type="float" office:value="-167.375">
            <text:p>-167.375</text:p>
          </table:table-cell>
          <table:table-cell office:value-type="float" office:value="-428">
            <text:p>-428</text:p>
          </table:table-cell>
          <table:table-cell office:value-type="float" office:value="-0.00463821892393321">
            <text:p>-0.0046382189</text:p>
          </table:table-cell>
          <table:table-cell office:value-type="float" office:value="-0.00933960158473299">
            <text:p>-0.0093396016</text:p>
          </table:table-cell>
          <table:table-cell office:value-type="float" office:value="-0.0166952722733656">
            <text:p>-0.0166952723</text:p>
          </table:table-cell>
          <table:table-cell office:value-type="float" office:value="0.983808399392815">
            <text:p>0.9838083994</text:p>
          </table:table-cell>
          <table:table-cell office:value-type="float" office:value="0.967482361642647">
            <text:p>0.9674823616</text:p>
          </table:table-cell>
          <table:table-cell office:value-type="float" office:value="0.942112861991133">
            <text:p>0.942112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51">
            <text:p>651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12631">
            <text:p>12631</text:p>
          </table:table-cell>
          <table:table-cell office:value-type="float" office:value="18720">
            <text:p>18720</text:p>
          </table:table-cell>
          <table:table-cell office:value-type="float" office:value="27139">
            <text:p>27139</text:p>
          </table:table-cell>
          <table:table-cell office:value-type="float" office:value="-243.375">
            <text:p>-243.375</text:p>
          </table:table-cell>
          <table:table-cell office:value-type="float" office:value="798">
            <text:p>798</text:p>
          </table:table-cell>
          <table:table-cell office:value-type="float" office:value="-608.875">
            <text:p>-608.875</text:p>
          </table:table-cell>
          <table:table-cell office:value-type="float" office:value="-0.0192680706199034">
            <text:p>-0.0192680706</text:p>
          </table:table-cell>
          <table:table-cell office:value-type="float" office:value="0.0426282051282051">
            <text:p>0.0426282051</text:p>
          </table:table-cell>
          <table:table-cell office:value-type="float" office:value="-0.0224354250340838">
            <text:p>-0.022435425</text:p>
          </table:table-cell>
          <table:table-cell office:value-type="float" office:value="0.933289419579349">
            <text:p>0.9332894196</text:p>
          </table:table-cell>
          <table:table-cell office:value-type="float" office:value="1.15276035913872">
            <text:p>1.1527603591</text:p>
          </table:table-cell>
          <table:table-cell office:value-type="float" office:value="0.922462575041768">
            <text:p>0.922462575</text:p>
          </table:table-cell>
          <table:table-cell office:value-type="float" office:value="0">
            <text:p>0</text:p>
          </table:table-cell>
          <table:table-cell office:value-type="float" office:value="16.6044571570291">
            <text:p>16.604457157</text:p>
          </table:table-cell>
          <table:table-cell office:value-type="float" office:value="-30.5473263073146">
            <text:p>-30.547326307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12691">
            <text:p>12691</text:p>
          </table:table-cell>
          <table:table-cell office:value-type="float" office:value="17244">
            <text:p>17244</text:p>
          </table:table-cell>
          <table:table-cell office:value-type="float" office:value="26240">
            <text:p>26240</text:p>
          </table:table-cell>
          <table:table-cell office:value-type="float" office:value="-113">
            <text:p>-113</text:p>
          </table:table-cell>
          <table:table-cell office:value-type="float" office:value="-287.875">
            <text:p>-287.875</text:p>
          </table:table-cell>
          <table:table-cell office:value-type="float" office:value="1064">
            <text:p>1064</text:p>
          </table:table-cell>
          <table:table-cell office:value-type="float" office:value="-0.00890394767945788">
            <text:p>-0.0089039477</text:p>
          </table:table-cell>
          <table:table-cell office:value-type="float" office:value="-0.0166942124797031">
            <text:p>-0.0166942125</text:p>
          </table:table-cell>
          <table:table-cell office:value-type="float" office:value="0.0405487804878049">
            <text:p>0.0405487805</text:p>
          </table:table-cell>
          <table:table-cell office:value-type="float" office:value="0.968991572479083">
            <text:p>0.9689915725</text:p>
          </table:table-cell>
          <table:table-cell office:value-type="float" office:value="0.942116501912461">
            <text:p>0.9421165019</text:p>
          </table:table-cell>
          <table:table-cell office:value-type="float" office:value="1.14514337076145">
            <text:p>1.1451433708</text:p>
          </table:table-cell>
          <table:table-cell table:number-columns-repeated="2" office:value-type="float" office:value="0">
            <text:p>0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275">
            <text:p>275</text:p>
          </table:table-cell>
          <table:table-cell office:value-type="float" office:value="12144">
            <text:p>12144</text:p>
          </table:table-cell>
          <table:table-cell office:value-type="float" office:value="16672">
            <text:p>16672</text:p>
          </table:table-cell>
          <table:table-cell office:value-type="float" office:value="27610">
            <text:p>27610</text:p>
          </table:table-cell>
          <table:table-cell office:value-type="float" office:value="421.625">
            <text:p>421.625</text:p>
          </table:table-cell>
          <table:table-cell office:value-type="float" office:value="-238.625">
            <text:p>-238.625</text:p>
          </table:table-cell>
          <table:table-cell office:value-type="float" office:value="1684.375">
            <text:p>1684.375</text:p>
          </table:table-cell>
          <table:table-cell office:value-type="float" office:value="0.0347187911725955">
            <text:p>0.0347187912</text:p>
          </table:table-cell>
          <table:table-cell office:value-type="float" office:value="-0.014312919865643">
            <text:p>-0.0143129199</text:p>
          </table:table-cell>
          <table:table-cell office:value-type="float" office:value="0.0610059760956175">
            <text:p>0.0610059761</text:p>
          </table:table-cell>
          <table:table-cell office:value-type="float" office:value="1.12387834224664">
            <text:p>1.1238783422</text:p>
          </table:table-cell>
          <table:table-cell office:value-type="float" office:value="0.950306305433407">
            <text:p>0.9503063054</text:p>
          </table:table-cell>
          <table:table-cell office:value-type="float" office:value="1.22081550540864">
            <text:p>1.2208155054</text:p>
          </table:table-cell>
          <table:table-cell office:value-type="float" office:value="20.3092138081587">
            <text:p>20.3092138082</text:p>
          </table:table-cell>
          <table:table-cell office:value-type="float" office:value="0">
            <text:p>0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435">
            <text:p>435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2112">
            <text:p>12112</text:p>
          </table:table-cell>
          <table:table-cell office:value-type="float" office:value="19399">
            <text:p>19399</text:p>
          </table:table-cell>
          <table:table-cell office:value-type="float" office:value="32725">
            <text:p>32725</text:p>
          </table:table-cell>
          <table:table-cell office:value-type="float" office:value="-107.375">
            <text:p>-107.375</text:p>
          </table:table-cell>
          <table:table-cell office:value-type="float" office:value="814.625">
            <text:p>814.625</text:p>
          </table:table-cell>
          <table:table-cell office:value-type="float" office:value="1402.5">
            <text:p>1402.5</text:p>
          </table:table-cell>
          <table:table-cell office:value-type="float" office:value="-0.0088651750330251">
            <text:p>-0.008865175</text:p>
          </table:table-cell>
          <table:table-cell office:value-type="float" office:value="0.0419931439764936">
            <text:p>0.041993144</text:p>
          </table:table-cell>
          <table:table-cell office:value-type="float" office:value="0.0428571428571429">
            <text:p>0.0428571429</text:p>
          </table:table-cell>
          <table:table-cell office:value-type="float" office:value="0.96912592638801">
            <text:p>0.9691259264</text:p>
          </table:table-cell>
          <table:table-cell office:value-type="float" office:value="1.15043231523415">
            <text:p>1.1504323152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6.8503963342381">
            <text:p>16.8503963342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446">
            <text:p>446</text:p>
          </table:table-cell>
          <table:table-cell table:number-columns-repeated="2" office:value-type="float" office:value="320">
            <text:p>320</text:p>
          </table:table-cell>
          <table:table-cell office:value-type="float" office:value="12064">
            <text:p>12064</text:p>
          </table:table-cell>
          <table:table-cell office:value-type="float" office:value="19305">
            <text:p>19305</text:p>
          </table:table-cell>
          <table:table-cell office:value-type="float" office:value="32175">
            <text:p>32175</text:p>
          </table:table-cell>
          <table:table-cell office:value-type="float" office:value="-121.75">
            <text:p>-121.75</text:p>
          </table:table-cell>
          <table:table-cell office:value-type="float" office:value="940.5">
            <text:p>940.5</text:p>
          </table:table-cell>
          <table:table-cell office:value-type="float" office:value="1567.5">
            <text:p>1567.5</text:p>
          </table:table-cell>
          <table:table-cell office:value-type="float" office:value="-0.0100920092838196">
            <text:p>-0.0100920093</text:p>
          </table:table-cell>
          <table:table-cell table:number-columns-repeated="2" office:value-type="float" office:value="0.0487179487179487">
            <text:p>0.0487179487</text:p>
          </table:table-cell>
          <table:table-cell office:value-type="float" office:value="0.964877590863345">
            <text:p>0.9648775909</text:p>
          </table:table-cell>
          <table:table-cell table:number-columns-repeated="2" office:value-type="float" office:value="1.1751647600263">
            <text:p>1.17516476</text:p>
          </table:table-cell>
          <table:table-cell office:value-type="float" office:value="0">
            <text:p>0</text:p>
          </table:table-cell>
          <table:table-cell table:number-columns-repeated="2"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2144">
            <text:p>12144</text:p>
          </table:table-cell>
          <table:table-cell office:value-type="float" office:value="19800">
            <text:p>19800</text:p>
          </table:table-cell>
          <table:table-cell office:value-type="float" office:value="33880">
            <text:p>33880</text:p>
          </table:table-cell>
          <table:table-cell office:value-type="float" office:value="338.25">
            <text:p>338.25</text:p>
          </table:table-cell>
          <table:table-cell office:value-type="float" office:value="821.875">
            <text:p>821.875</text:p>
          </table:table-cell>
          <table:table-cell office:value-type="float" office:value="1368.125">
            <text:p>1368.125</text:p>
          </table:table-cell>
          <table:table-cell office:value-type="float" office:value="0.0278532608695652">
            <text:p>0.0278532609</text:p>
          </table:table-cell>
          <table:table-cell office:value-type="float" office:value="0.0415088383838384">
            <text:p>0.0415088384</text:p>
          </table:table-cell>
          <table:table-cell office:value-type="float" office:value="0.0403814935064935">
            <text:p>0.0403814935</text:p>
          </table:table-cell>
          <table:table-cell office:value-type="float" office:value="1.09900698915997">
            <text:p>1.0990069892</text:p>
          </table:table-cell>
          <table:table-cell office:value-type="float" office:value="1.14865798232483">
            <text:p>1.1486579823</text:p>
          </table:table-cell>
          <table:table-cell office:value-type="float" office:value="1.14453133070764">
            <text:p>1.1445313307</text:p>
          </table:table-cell>
          <table:table-cell office:value-type="float" office:value="25.2306611263344">
            <text:p>25.2306611263</text:p>
          </table:table-cell>
          <table:table-cell office:value-type="float" office:value="17.0430097447857">
            <text:p>17.0430097448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465">
            <text:p>465</text:p>
          </table:table-cell>
          <table:table-cell table:number-columns-repeated="2" office:value-type="float" office:value="337">
            <text:p>337</text:p>
          </table:table-cell>
          <table:table-cell office:value-type="float" office:value="12768">
            <text:p>12768</text:p>
          </table:table-cell>
          <table:table-cell office:value-type="float" office:value="20582">
            <text:p>20582</text:p>
          </table:table-cell>
          <table:table-cell office:value-type="float" office:value="33715">
            <text:p>33715</text:p>
          </table:table-cell>
          <table:table-cell office:value-type="float" office:value="304.375">
            <text:p>304.375</text:p>
          </table:table-cell>
          <table:table-cell office:value-type="float" office:value="1255.625">
            <text:p>1255.625</text:p>
          </table:table-cell>
          <table:table-cell office:value-type="float" office:value="1540">
            <text:p>1540</text:p>
          </table:table-cell>
          <table:table-cell office:value-type="float" office:value="0.0238388941102757">
            <text:p>0.0238388941</text:p>
          </table:table-cell>
          <table:table-cell office:value-type="float" office:value="0.0610059760956175">
            <text:p>0.0610059761</text:p>
          </table:table-cell>
          <table:table-cell office:value-type="float" office:value="0.0456769983686786">
            <text:p>0.0456769984</text:p>
          </table:table-cell>
          <table:table-cell office:value-type="float" office:value="1.08454998341587">
            <text:p>1.0845499834</text:p>
          </table:table-cell>
          <table:table-cell office:value-type="float" office:value="1.22081550540864">
            <text:p>1.2208155054</text:p>
          </table:table-cell>
          <table:table-cell office:value-type="float" office:value="1.16395881512312">
            <text:p>1.1639588151</text:p>
          </table:table-cell>
          <table:table-cell office:value-type="float" office:value="29.4215271903714">
            <text:p>29.4215271904</text:p>
          </table:table-cell>
          <table:table-cell office:value-type="float" office:value="11.7051086705535">
            <text:p>11.7051086706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13472">
            <text:p>13472</text:p>
          </table:table-cell>
          <table:table-cell office:value-type="float" office:value="22734">
            <text:p>22734</text:p>
          </table:table-cell>
          <table:table-cell office:value-type="float" office:value="38080">
            <text:p>38080</text:p>
          </table:table-cell>
          <table:table-cell office:value-type="float" office:value="512">
            <text:p>512</text:p>
          </table:table-cell>
          <table:table-cell office:value-type="float" office:value="864">
            <text:p>864</text:p>
          </table:table-cell>
          <table:table-cell office:value-type="float" office:value="1632">
            <text:p>1632</text:p>
          </table:table-cell>
          <table:table-cell table:number-columns-repeated="2" office:value-type="float" office:value="0.0380047505938242">
            <text:p>0.0380047506</text:p>
          </table:table-cell>
          <table:table-cell office:value-type="float" office:value="0.0428571428571429">
            <text:p>0.0428571429</text:p>
          </table:table-cell>
          <table:table-cell table:number-columns-repeated="2" office:value-type="float" office:value="1.13584757477107">
            <text:p>1.1358475748</text:p>
          </table:table-cell>
          <table:table-cell office:value-type="float" office:value="1.1536">
            <text:p>1.1536</text:p>
          </table:table-cell>
          <table:table-cell table:number-columns-repeated="2" office:value-type="float" office:value="18.5828542753607">
            <text:p>18.5828542754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4416">
            <text:p>14416</text:p>
          </table:table-cell>
          <table:table-cell office:value-type="float" office:value="23522">
            <text:p>23522</text:p>
          </table:table-cell>
          <table:table-cell office:value-type="float" office:value="38390">
            <text:p>38390</text:p>
          </table:table-cell>
          <table:table-cell office:value-type="float" office:value="484">
            <text:p>484</text:p>
          </table:table-cell>
          <table:table-cell office:value-type="float" office:value="883.5">
            <text:p>883.5</text:p>
          </table:table-cell>
          <table:table-cell office:value-type="float" office:value="1113.75">
            <text:p>1113.75</text:p>
          </table:table-cell>
          <table:table-cell office:value-type="float" office:value="0.0335738068812431">
            <text:p>0.0335738069</text:p>
          </table:table-cell>
          <table:table-cell office:value-type="float" office:value="0.0375605815831987">
            <text:p>0.0375605816</text:p>
          </table:table-cell>
          <table:table-cell office:value-type="float" office:value="0.0290114613180516">
            <text:p>0.0290114613</text:p>
          </table:table-cell>
          <table:table-cell office:value-type="float" office:value="1.11971763708101">
            <text:p>1.1197176371</text:p>
          </table:table-cell>
          <table:table-cell office:value-type="float" office:value="1.13422719822738">
            <text:p>1.1342271982</text:p>
          </table:table-cell>
          <table:table-cell office:value-type="float" office:value="1.10318977779329">
            <text:p>1.1031897778</text:p>
          </table:table-cell>
          <table:table-cell office:value-type="float" office:value="20.9901408701655">
            <text:p>20.9901408702</text:p>
          </table:table-cell>
          <table:table-cell office:value-type="float" office:value="18.7985558402895">
            <text:p>18.7985558403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4154">
            <text:p>14154</text:p>
          </table:table-cell>
          <table:table-cell office:value-type="float" office:value="24003">
            <text:p>24003</text:p>
          </table:table-cell>
          <table:table-cell office:value-type="float" office:value="39424">
            <text:p>39424</text:p>
          </table:table-cell>
          <table:table-cell office:value-type="float" office:value="10.5">
            <text:p>10.5</text:p>
          </table:table-cell>
          <table:table-cell office:value-type="float" office:value="300.375">
            <text:p>300.375</text:p>
          </table:table-cell>
          <table:table-cell office:value-type="float" office:value="1592">
            <text:p>1592</text:p>
          </table:table-cell>
          <table:table-cell office:value-type="float" office:value="0.000741839762611276">
            <text:p>0.0007418398</text:p>
          </table:table-cell>
          <table:table-cell office:value-type="float" office:value="0.0125140607424072">
            <text:p>0.0125140607</text:p>
          </table:table-cell>
          <table:table-cell office:value-type="float" office:value="0.0403814935064935">
            <text:p>0.0403814935</text:p>
          </table:table-cell>
          <table:table-cell office:value-type="float" office:value="1.00259751780856">
            <text:p>1.0025975178</text:p>
          </table:table-cell>
          <table:table-cell office:value-type="float" office:value="1.0441061519623">
            <text:p>1.044106152</text:p>
          </table:table-cell>
          <table:table-cell office:value-type="float" office:value="1.14453133070764">
            <text:p>1.1445313307</text:p>
          </table:table-cell>
          <table:table-cell table:number-columns-repeated="2" office:value-type="float" office:value="0">
            <text:p>0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526">
            <text:p>526</text:p>
          </table:table-cell>
          <table:table-cell table:number-columns-repeated="2" office:value-type="float" office:value="390">
            <text:p>390</text:p>
          </table:table-cell>
          <table:table-cell office:value-type="float" office:value="15232">
            <text:p>15232</text:p>
          </table:table-cell>
          <table:table-cell office:value-type="float" office:value="25133">
            <text:p>25133</text:p>
          </table:table-cell>
          <table:table-cell office:value-type="float" office:value="41650">
            <text:p>41650</text:p>
          </table:table-cell>
          <table:table-cell office:value-type="float" office:value="290">
            <text:p>290</text:p>
          </table:table-cell>
          <table:table-cell office:value-type="float" office:value="1148">
            <text:p>1148</text:p>
          </table:table-cell>
          <table:table-cell office:value-type="float" office:value="1785">
            <text:p>1785</text:p>
          </table:table-cell>
          <table:table-cell office:value-type="float" office:value="0.0190388655462185">
            <text:p>0.0190388655</text:p>
          </table:table-cell>
          <table:table-cell office:value-type="float" office:value="0.0456769983686786">
            <text:p>0.0456769984</text:p>
          </table:table-cell>
          <table:table-cell office:value-type="float" office:value="0.0428571428571429">
            <text:p>0.0428571429</text:p>
          </table:table-cell>
          <table:table-cell office:value-type="float" office:value="1.06734648707829">
            <text:p>1.0673464871</text:p>
          </table:table-cell>
          <table:table-cell office:value-type="float" office:value="1.16395881512312">
            <text:p>1.1639588151</text:p>
          </table:table-cell>
          <table:table-cell office:value-type="float" office:value="1.1536">
            <text:p>1.1536</text:p>
          </table:table-cell>
          <table:table-cell office:value-type="float" office:value="0">
            <text:p>0</text:p>
          </table:table-cell>
          <table:table-cell office:value-type="float" office:value="15.5189659551287">
            <text:p>15.518965955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16208">
            <text:p>16208</text:p>
          </table:table-cell>
          <table:table-cell office:value-type="float" office:value="26390">
            <text:p>26390</text:p>
          </table:table-cell>
          <table:table-cell office:value-type="float" office:value="42680">
            <text:p>42680</text:p>
          </table:table-cell>
          <table:table-cell office:value-type="float" office:value="-18.75">
            <text:p>-18.75</text:p>
          </table:table-cell>
          <table:table-cell office:value-type="float" office:value="1242.5">
            <text:p>1242.5</text:p>
          </table:table-cell>
          <table:table-cell office:value-type="float" office:value="-316.125">
            <text:p>-316.125</text:p>
          </table:table-cell>
          <table:table-cell office:value-type="float" office:value="-0.00115683613030602">
            <text:p>-0.0011568361</text:p>
          </table:table-cell>
          <table:table-cell office:value-type="float" office:value="0.0470822281167109">
            <text:p>0.0470822281</text:p>
          </table:table-cell>
          <table:table-cell office:value-type="float" office:value="-0.00740686504217432">
            <text:p>-0.007406865</text:p>
          </table:table-cell>
          <table:table-cell office:value-type="float" office:value="0.9959536965528">
            <text:p>0.9959536966</text:p>
          </table:table-cell>
          <table:table-cell office:value-type="float" office:value="1.16913260136918">
            <text:p>1.1691326014</text:p>
          </table:table-cell>
          <table:table-cell office:value-type="float" office:value="0.974183501185906">
            <text:p>0.9741835012</text:p>
          </table:table-cell>
          <table:table-cell office:value-type="float" office:value="0">
            <text:p>0</text:p>
          </table:table-cell>
          <table:table-cell office:value-type="float" office:value="15.0659717982389">
            <text:p>15.06597179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5687">
            <text:p>15687</text:p>
          </table:table-cell>
          <table:table-cell office:value-type="float" office:value="26892">
            <text:p>26892</text:p>
          </table:table-cell>
          <table:table-cell office:value-type="float" office:value="44672">
            <text:p>44672</text:p>
          </table:table-cell>
          <table:table-cell office:value-type="float" office:value="-287.625">
            <text:p>-287.625</text:p>
          </table:table-cell>
          <table:table-cell office:value-type="float" office:value="-493.125">
            <text:p>-493.125</text:p>
          </table:table-cell>
          <table:table-cell office:value-type="float" office:value="1296">
            <text:p>1296</text:p>
          </table:table-cell>
          <table:table-cell office:value-type="float" office:value="-0.0183352457448843">
            <text:p>-0.0183352457</text:p>
          </table:table-cell>
          <table:table-cell office:value-type="float" office:value="-0.0183372378402499">
            <text:p>-0.0183372378</text:p>
          </table:table-cell>
          <table:table-cell office:value-type="float" office:value="0.0290114613180516">
            <text:p>0.0290114613</text:p>
          </table:table-cell>
          <table:table-cell office:value-type="float" office:value="0.936485555116495">
            <text:p>0.9364855551</text:p>
          </table:table-cell>
          <table:table-cell office:value-type="float" office:value="0.936478725970681">
            <text:p>0.936478726</text:p>
          </table:table-cell>
          <table:table-cell office:value-type="float" office:value="1.10318977779329">
            <text:p>1.1031897778</text:p>
          </table:table-cell>
          <table:table-cell table:number-columns-repeated="2" office:value-type="float" office:value="0">
            <text:p>0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3020">
            <text:p>13020</text:p>
          </table:table-cell>
          <table:table-cell office:value-type="float" office:value="25536">
            <text:p>25536</text:p>
          </table:table-cell>
          <table:table-cell office:value-type="float" office:value="43136">
            <text:p>43136</text:p>
          </table:table-cell>
          <table:table-cell office:value-type="float" office:value="115.5">
            <text:p>115.5</text:p>
          </table:table-cell>
          <table:table-cell office:value-type="float" office:value="1176">
            <text:p>1176</text:p>
          </table:table-cell>
          <table:table-cell office:value-type="float" office:value="32">
            <text:p>32</text:p>
          </table:table-cell>
          <table:table-cell office:value-type="float" office:value="0.00887096774193548">
            <text:p>0.0088709677</text:p>
          </table:table-cell>
          <table:table-cell office:value-type="float" office:value="0.0460526315789474">
            <text:p>0.0460526316</text:p>
          </table:table-cell>
          <table:table-cell office:value-type="float" office:value="0.000741839762611276">
            <text:p>0.0007418398</text:p>
          </table:table-cell>
          <table:table-cell office:value-type="float" office:value="1.03120262747138">
            <text:p>1.0312026275</text:p>
          </table:table-cell>
          <table:table-cell office:value-type="float" office:value="1.16534106648199">
            <text:p>1.1653410665</text:p>
          </table:table-cell>
          <table:table-cell office:value-type="float" office:value="1.00259751780856">
            <text:p>1.0025975178</text:p>
          </table:table-cell>
          <table:table-cell office:value-type="float" office:value="0">
            <text:p>0</text:p>
          </table:table-cell>
          <table:table-cell office:value-type="float" office:value="15.3951689290541">
            <text:p>15.39516892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4112">
            <text:p>14112</text:p>
          </table:table-cell>
          <table:table-cell office:value-type="float" office:value="27552">
            <text:p>27552</text:p>
          </table:table-cell>
          <table:table-cell office:value-type="float" office:value="46464">
            <text:p>46464</text:p>
          </table:table-cell>
          <table:table-cell office:value-type="float" office:value="131.75">
            <text:p>131.75</text:p>
          </table:table-cell>
          <table:table-cell office:value-type="float" office:value="257.25">
            <text:p>257.25</text:p>
          </table:table-cell>
          <table:table-cell office:value-type="float" office:value="472">
            <text:p>472</text:p>
          </table:table-cell>
          <table:table-cell office:value-type="float" office:value="0.00933602607709751">
            <text:p>0.0093360261</text:p>
          </table:table-cell>
          <table:table-cell office:value-type="float" office:value="0.00933689024390244">
            <text:p>0.0093368902</text:p>
          </table:table-cell>
          <table:table-cell office:value-type="float" office:value="0.0101584022038567">
            <text:p>0.0101584022</text:p>
          </table:table-cell>
          <table:table-cell office:value-type="float" office:value="1.03284692758035">
            <text:p>1.0328469276</text:p>
          </table:table-cell>
          <table:table-cell office:value-type="float" office:value="1.03284998379173">
            <text:p>1.0328499838</text:p>
          </table:table-cell>
          <table:table-cell office:value-type="float" office:value="1.03575666625876">
            <text:p>1.03575666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872">
            <text:p>872</text:p>
          </table:table-cell>
          <table:table-cell office:value-type="float" office:value="475">
            <text:p>475</text:p>
          </table:table-cell>
          <table:table-cell office:value-type="float" office:value="12642">
            <text:p>12642</text:p>
          </table:table-cell>
          <table:table-cell office:value-type="float" office:value="28040">
            <text:p>28040</text:p>
          </table:table-cell>
          <table:table-cell office:value-type="float" office:value="49664">
            <text:p>49664</text:p>
          </table:table-cell>
          <table:table-cell office:value-type="float" office:value="-37">
            <text:p>-37</text:p>
          </table:table-cell>
          <table:table-cell office:value-type="float" office:value="267.25">
            <text:p>267.25</text:p>
          </table:table-cell>
          <table:table-cell office:value-type="float" office:value="-118.375">
            <text:p>-118.375</text:p>
          </table:table-cell>
          <table:table-cell office:value-type="float" office:value="-0.00292675209618731">
            <text:p>-0.0029267521</text:p>
          </table:table-cell>
          <table:table-cell office:value-type="float" office:value="0.00953102710413695">
            <text:p>0.0095310271</text:p>
          </table:table-cell>
          <table:table-cell office:value-type="float" office:value="-0.00238351723582474">
            <text:p>-0.0023835172</text:p>
          </table:table-cell>
          <table:table-cell office:value-type="float" office:value="0.989773156783896">
            <text:p>0.9897731568</text:p>
          </table:table-cell>
          <table:table-cell office:value-type="float" office:value="1.03353664220069">
            <text:p>1.0335366422</text:p>
          </table:table-cell>
          <table:table-cell office:value-type="float" office:value="0.991668824737264">
            <text:p>0.99166882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2357">
            <text:p>12357</text:p>
          </table:table-cell>
          <table:table-cell office:value-type="float" office:value="27634">
            <text:p>27634</text:p>
          </table:table-cell>
          <table:table-cell office:value-type="float" office:value="47808">
            <text:p>47808</text:p>
          </table:table-cell>
          <table:table-cell office:value-type="float" office:value="171.25">
            <text:p>171.25</text:p>
          </table:table-cell>
          <table:table-cell office:value-type="float" office:value="20.5">
            <text:p>20.5</text:p>
          </table:table-cell>
          <table:table-cell office:value-type="float" office:value="-183.75">
            <text:p>-183.75</text:p>
          </table:table-cell>
          <table:table-cell office:value-type="float" office:value="0.0138585417172453">
            <text:p>0.0138585417</text:p>
          </table:table-cell>
          <table:table-cell office:value-type="float" office:value="0.000741839762611276">
            <text:p>0.0007418398</text:p>
          </table:table-cell>
          <table:table-cell office:value-type="float" office:value="-0.00384349899598394">
            <text:p>-0.003843499</text:p>
          </table:table-cell>
          <table:table-cell office:value-type="float" office:value="1.04888133200027">
            <text:p>1.048881332</text:p>
          </table:table-cell>
          <table:table-cell office:value-type="float" office:value="1.00259751780856">
            <text:p>1.0025975178</text:p>
          </table:table-cell>
          <table:table-cell office:value-type="float" office:value="0.986576707583739">
            <text:p>0.986576707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595">
            <text:p>595</text:p>
          </table:table-cell>
          <table:table-cell office:value-type="float" office:value="15078">
            <text:p>15078</text:p>
          </table:table-cell>
          <table:table-cell office:value-type="float" office:value="28560">
            <text:p>28560</text:p>
          </table:table-cell>
          <table:table-cell office:value-type="float" office:value="50820">
            <text:p>50820</text:p>
          </table:table-cell>
          <table:table-cell office:value-type="float" office:value="717">
            <text:p>717</text:p>
          </table:table-cell>
          <table:table-cell office:value-type="float" office:value="543.75">
            <text:p>543.75</text:p>
          </table:table-cell>
          <table:table-cell office:value-type="float" office:value="516.25">
            <text:p>516.25</text:p>
          </table:table-cell>
          <table:table-cell office:value-type="float" office:value="0.0475527258257063">
            <text:p>0.0475527258</text:p>
          </table:table-cell>
          <table:table-cell office:value-type="float" office:value="0.0190388655462185">
            <text:p>0.0190388655</text:p>
          </table:table-cell>
          <table:table-cell office:value-type="float" office:value="0.0101584022038567">
            <text:p>0.0101584022</text:p>
          </table:table-cell>
          <table:table-cell office:value-type="float" office:value="1.17086661338754">
            <text:p>1.1708666134</text:p>
          </table:table-cell>
          <table:table-cell office:value-type="float" office:value="1.06734648707829">
            <text:p>1.0673464871</text:p>
          </table:table-cell>
          <table:table-cell office:value-type="float" office:value="1.03575666625876">
            <text:p>1.0357566663</text:p>
          </table:table-cell>
          <table:table-cell office:value-type="float" office:value="14.9202824158239">
            <text:p>14.92028241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6300">
            <text:p>16300</text:p>
          </table:table-cell>
          <table:table-cell office:value-type="float" office:value="30360">
            <text:p>30360</text:p>
          </table:table-cell>
          <table:table-cell office:value-type="float" office:value="54320">
            <text:p>54320</text:p>
          </table:table-cell>
          <table:table-cell office:value-type="float" office:value="547">
            <text:p>547</text:p>
          </table:table-cell>
          <table:table-cell office:value-type="float" office:value="393.625">
            <text:p>393.625</text:p>
          </table:table-cell>
          <table:table-cell office:value-type="float" office:value="-93.375">
            <text:p>-93.375</text:p>
          </table:table-cell>
          <table:table-cell office:value-type="float" office:value="0.033558282208589">
            <text:p>0.0335582822</text:p>
          </table:table-cell>
          <table:table-cell office:value-type="float" office:value="0.0129652503293808">
            <text:p>0.0129652503</text:p>
          </table:table-cell>
          <table:table-cell office:value-type="float" office:value="-0.00171898011782032">
            <text:p>-0.0017189801</text:p>
          </table:table-cell>
          <table:table-cell office:value-type="float" office:value="1.11966125800745">
            <text:p>1.119661258</text:p>
          </table:table-cell>
          <table:table-cell office:value-type="float" office:value="1.0457078476764">
            <text:p>1.0457078477</text:p>
          </table:table-cell>
          <table:table-cell office:value-type="float" office:value="0.993989361177214">
            <text:p>0.9939893612</text:p>
          </table:table-cell>
          <table:table-cell office:value-type="float" office:value="20.9996927104144">
            <text:p>20.99969271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792">
            <text:p>792</text:p>
          </table:table-cell>
          <table:table-cell office:value-type="float" office:value="16000">
            <text:p>16000</text:p>
          </table:table-cell>
          <table:table-cell office:value-type="float" office:value="29463">
            <text:p>29463</text:p>
          </table:table-cell>
          <table:table-cell office:value-type="float" office:value="52788">
            <text:p>52788</text:p>
          </table:table-cell>
          <table:table-cell office:value-type="float" office:value="605.75">
            <text:p>605.75</text:p>
          </table:table-cell>
          <table:table-cell office:value-type="float" office:value="-78.375">
            <text:p>-78.375</text:p>
          </table:table-cell>
          <table:table-cell office:value-type="float" office:value="-445.25">
            <text:p>-445.25</text:p>
          </table:table-cell>
          <table:table-cell office:value-type="float" office:value="0.037859375">
            <text:p>0.037859375</text:p>
          </table:table-cell>
          <table:table-cell office:value-type="float" office:value="-0.00266011607779249">
            <text:p>-0.0026601161</text:p>
          </table:table-cell>
          <table:table-cell office:value-type="float" office:value="-0.00843468212472532">
            <text:p>-0.0084346821</text:p>
          </table:table-cell>
          <table:table-cell office:value-type="float" office:value="1.13531714375977">
            <text:p>1.1353171438</text:p>
          </table:table-cell>
          <table:table-cell office:value-type="float" office:value="0.990703463114119">
            <text:p>0.9907034631</text:p>
          </table:table-cell>
          <table:table-cell office:value-type="float" office:value="0.97061805453405">
            <text:p>0.9706180545</text:p>
          </table:table-cell>
          <table:table-cell office:value-type="float" office:value="18.652895833626">
            <text:p>18.65289583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7057">
            <text:p>17057</text:p>
          </table:table-cell>
          <table:table-cell office:value-type="float" office:value="29241">
            <text:p>29241</text:p>
          </table:table-cell>
          <table:table-cell office:value-type="float" office:value="47203">
            <text:p>47203</text:p>
          </table:table-cell>
          <table:table-cell office:value-type="float" office:value="445.375">
            <text:p>445.375</text:p>
          </table:table-cell>
          <table:table-cell office:value-type="float" office:value="1256.71428571429">
            <text:p>1256.7142857143</text:p>
          </table:table-cell>
          <table:table-cell office:value-type="float" office:value="1232.375">
            <text:p>1232.375</text:p>
          </table:table-cell>
          <table:table-cell office:value-type="float" office:value="0.0261109808289852">
            <text:p>0.0261109808</text:p>
          </table:table-cell>
          <table:table-cell office:value-type="float" office:value="0.0429778149076395">
            <text:p>0.0429778149</text:p>
          </table:table-cell>
          <table:table-cell office:value-type="float" office:value="0.026107980424973">
            <text:p>0.0261079804</text:p>
          </table:table-cell>
          <table:table-cell office:value-type="float" office:value="1.09272472820836">
            <text:p>1.0927247282</text:p>
          </table:table-cell>
          <table:table-cell office:value-type="float" office:value="1.15404265362224">
            <text:p>1.1540426536</text:p>
          </table:table-cell>
          <table:table-cell office:value-type="float" office:value="1.09271391970547">
            <text:p>1.0927139197</text:p>
          </table:table-cell>
          <table:table-cell office:value-type="float" office:value="26.8912794190572">
            <text:p>26.8912794191</text:p>
          </table:table-cell>
          <table:table-cell office:value-type="float" office:value="16.4721658740696">
            <text:p>16.4721658741</text:p>
          </table:table-cell>
          <table:table-cell office:value-type="float" office:value="26.8943303528042">
            <text:p>26.8943303528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8756">
            <text:p>18756</text:p>
          </table:table-cell>
          <table:table-cell office:value-type="float" office:value="32152">
            <text:p>32152</text:p>
          </table:table-cell>
          <table:table-cell office:value-type="float" office:value="51903">
            <text:p>51903</text:p>
          </table:table-cell>
          <table:table-cell office:value-type="float" office:value="120.285714285714">
            <text:p>120.2857142857</text:p>
          </table:table-cell>
          <table:table-cell office:value-type="float" office:value="688.666666666667">
            <text:p>688.6666666667</text:p>
          </table:table-cell>
          <table:table-cell office:value-type="float" office:value="332.714285714286">
            <text:p>332.7142857143</text:p>
          </table:table-cell>
          <table:table-cell office:value-type="float" office:value="0.00641318587575785">
            <text:p>0.0064131859</text:p>
          </table:table-cell>
          <table:table-cell office:value-type="float" office:value="0.0214190926432778">
            <text:p>0.0214190926</text:p>
          </table:table-cell>
          <table:table-cell office:value-type="float" office:value="0.00641030934077579">
            <text:p>0.0064103093</text:p>
          </table:table-cell>
          <table:table-cell office:value-type="float" office:value="1.02252676331318">
            <text:p>1.0225267633</text:p>
          </table:table-cell>
          <table:table-cell office:value-type="float" office:value="1.07586602820961">
            <text:p>1.0758660282</text:p>
          </table:table-cell>
          <table:table-cell office:value-type="float" office:value="1.02251662314177">
            <text:p>1.0225166231</text:p>
          </table:table-cell>
          <table:table-cell office:value-type="float" office:value="0">
            <text:p>0</text:p>
          </table:table-cell>
          <table:table-cell office:value-type="float" office:value="32.7065326270714">
            <text:p>32.7065326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8488">
            <text:p>18488</text:p>
          </table:table-cell>
          <table:table-cell office:value-type="float" office:value="31693">
            <text:p>31693</text:p>
          </table:table-cell>
          <table:table-cell office:value-type="float" office:value="55255">
            <text:p>55255</text:p>
          </table:table-cell>
          <table:table-cell office:value-type="float" office:value="-63.3333333333333">
            <text:p>-63.3333333333</text:p>
          </table:table-cell>
          <table:table-cell office:value-type="float" office:value="407.4">
            <text:p>407.4</text:p>
          </table:table-cell>
          <table:table-cell office:value-type="float" office:value="0">
            <text:p>0</text:p>
          </table:table-cell>
          <table:table-cell office:value-type="float" office:value="-0.00342564546372422">
            <text:p>-0.0034256455</text:p>
          </table:table-cell>
          <table:table-cell office:value-type="float" office:value="0.0128545735651406">
            <text:p>0.0128545736</text:p>
          </table:table-cell>
          <table:table-cell office:value-type="float" office:value="0">
            <text:p>0</text:p>
          </table:table-cell>
          <table:table-cell office:value-type="float" office:value="0.988033241568778">
            <text:p>0.9880332416</text:p>
          </table:table-cell>
          <table:table-cell office:value-type="float" office:value="1.04531487799861">
            <text:p>1.045314878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74">
            <text:p>674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7488">
            <text:p>17488</text:p>
          </table:table-cell>
          <table:table-cell office:value-type="float" office:value="30853">
            <text:p>30853</text:p>
          </table:table-cell>
          <table:table-cell office:value-type="float" office:value="58823">
            <text:p>58823</text:p>
          </table:table-cell>
          <table:table-cell office:value-type="float" office:value="-16">
            <text:p>-16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914913083257091">
            <text:p>-0.000914913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6799444857862">
            <text:p>0.9967994449</text:p>
          </table:table-cell>
          <table:table-cell office:value-type="float" office:value="1.06">
            <text:p>1.0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5920">
            <text:p>15920</text:p>
          </table:table-cell>
          <table:table-cell office:value-type="float" office:value="30241">
            <text:p>30241</text:p>
          </table:table-cell>
          <table:table-cell office:value-type="float" office:value="62621">
            <text:p>62621</text:p>
          </table:table-cell>
          <table:table-cell office:value-type="float" office:value="-284.25">
            <text:p>-284.25</text:p>
          </table:table-cell>
          <table:table-cell office:value-type="float" office:value="-540.25">
            <text:p>-540.25</text:p>
          </table:table-cell>
          <table:table-cell office:value-type="float" office:value="0">
            <text:p>0</text:p>
          </table:table-cell>
          <table:table-cell office:value-type="float" office:value="-0.0178548994974874">
            <text:p>-0.0178548995</text:p>
          </table:table-cell>
          <table:table-cell office:value-type="float" office:value="-0.0178648192850766">
            <text:p>-0.0178648193</text:p>
          </table:table-cell>
          <table:table-cell office:value-type="float" office:value="0">
            <text:p>0</text:p>
          </table:table-cell>
          <table:table-cell office:value-type="float" office:value="0.938132694733482">
            <text:p>0.9381326947</text:p>
          </table:table-cell>
          <table:table-cell office:value-type="float" office:value="0.938098669967685">
            <text:p>0.93809867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5803">
            <text:p>15803</text:p>
          </table:table-cell>
          <table:table-cell office:value-type="float" office:value="29957">
            <text:p>29957</text:p>
          </table:table-cell>
          <table:table-cell office:value-type="float" office:value="66665">
            <text:p>66665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97">
            <text:p>0.97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5">
            <text:p>5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1403">
            <text:p>1403</text:p>
          </table:table-cell>
          <table:table-cell office:value-type="float" office:value="15686">
            <text:p>15686</text:p>
          </table:table-cell>
          <table:table-cell office:value-type="float" office:value="29881">
            <text:p>29881</text:p>
          </table:table-cell>
          <table:table-cell office:value-type="float" office:value="70970">
            <text:p>70970</text:p>
          </table:table-cell>
          <table:table-cell table:number-columns-repeated="6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96">
            <text:p>0.9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0">
            <text:p>140</text:p>
          </table:table-cell>
          <table:table-cell office:value-type="float" office:value="7996.75">
            <text:p>7996.75</text:p>
          </table:table-cell>
          <table:table-cell office:value-type="float" office:value="26419.5">
            <text:p>26419.5</text:p>
          </table:table-cell>
          <table:table-cell office:value-type="float" office:value="21.41">
            <text:p>21.41</text:p>
          </table:table-cell>
          <table:table-cell table:number-columns-repeated="3" office:value-type="float" office:value="5">
            <text:p>5</text:p>
          </table:table-cell>
          <table:table-cell office:value-type="float" office:value="620">
            <text:p>62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5471">
            <text:p>15471</text:p>
          </table:table-cell>
          <table:table-cell office:value-type="float" office:value="29715">
            <text:p>29715</text:p>
          </table:table-cell>
          <table:table-cell office:value-type="float" office:value="75552">
            <text:p>75552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97">
            <text:p>0.97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666666666667">
            <text:p>150.6666666667</text:p>
          </table:table-cell>
          <table:table-cell office:value-type="float" office:value="8180.66666666667">
            <text:p>8180.6666666667</text:p>
          </table:table-cell>
          <table:table-cell office:value-type="float" office:value="23969">
            <text:p>23969</text:p>
          </table:table-cell>
          <table:table-cell office:value-type="float" office:value="22.4266666666667">
            <text:p>22.42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72">
            <text:p>672</text:p>
          </table:table-cell>
          <table:table-cell office:value-type="float" office:value="1380">
            <text:p>1380</text:p>
          </table:table-cell>
          <table:table-cell office:value-type="float" office:value="14679">
            <text:p>14679</text:p>
          </table:table-cell>
          <table:table-cell office:value-type="float" office:value="29371">
            <text:p>29371</text:p>
          </table:table-cell>
          <table:table-cell office:value-type="float" office:value="80431">
            <text:p>80431</text:p>
          </table:table-cell>
          <table:table-cell table:number-columns-repeated="6" office:value-type="float" office:value="0">
            <text:p>0</text:p>
          </table:table-cell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2">
            <text:p>0.82</text:p>
          </table:table-cell>
          <table:table-cell office:value-type="float" office:value="0.84">
            <text:p>0.84</text:p>
          </table:table-cell>
          <table:table-cell office:value-type="float" office:value="1.23">
            <text:p>1.23</text:p>
          </table:table-cell>
          <table:table-cell office:value-type="float" office:value="-13">
            <text:p>-13</text:p>
          </table:table-cell>
          <table:table-cell office:value-type="float" office:value="-14">
            <text:p>-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1.4">
            <text:p>21.4</text:p>
          </table:table-cell>
          <table:table-cell office:value-type="float" office:value="37.7">
            <text:p>37.7</text:p>
          </table:table-cell>
          <table:table-cell office:value-type="float" office:value="41.6">
            <text:p>41.6</text:p>
          </table:table-cell>
          <table:table-cell office:value-type="float" office:value="21068">
            <text:p>21068</text:p>
          </table:table-cell>
          <table:table-cell office:value-type="float" office:value="22247">
            <text:p>22247</text:p>
          </table:table-cell>
          <table:table-cell office:value-type="float" office:value="24489">
            <text:p>244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5:19.90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1310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878">
                <text:p>11878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320">
                <text:p>11320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239">
                <text:p>8239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822">
                <text:p>7822</text:p>
              </table:table-cell>
              <table:table-cell office:value-type="float" office:value="11255">
                <text:p>11255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916">
                <text:p>7916</text:p>
              </table:table-cell>
              <table:table-cell office:value-type="float" office:value="11052">
                <text:p>11052</text:p>
              </table:table-cell>
              <table:table-cell office:value-type="float" office:value="15414">
                <text:p>1541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165">
                <text:p>8165</text:p>
              </table:table-cell>
              <table:table-cell office:value-type="float" office:value="10579">
                <text:p>10579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118">
                <text:p>8118</text:p>
              </table:table-cell>
              <table:table-cell office:value-type="float" office:value="11623">
                <text:p>11623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830">
                <text:p>7830</text:p>
              </table:table-cell>
              <table:table-cell office:value-type="float" office:value="10858">
                <text:p>10858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916">
                <text:p>7916</text:p>
              </table:table-cell>
              <table:table-cell office:value-type="float" office:value="10064">
                <text:p>10064</text:p>
              </table:table-cell>
              <table:table-cell office:value-type="float" office:value="15306">
                <text:p>1530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25">
                <text:p>7725</text:p>
              </table:table-cell>
              <table:table-cell office:value-type="float" office:value="10392">
                <text:p>10392</text:p>
              </table:table-cell>
              <table:table-cell office:value-type="float" office:value="14319">
                <text:p>143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680">
                <text:p>7680</text:p>
              </table:table-cell>
              <table:table-cell office:value-type="float" office:value="10278">
                <text:p>10278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790">
                <text:p>7790</text:p>
              </table:table-cell>
              <table:table-cell office:value-type="float" office:value="9982">
                <text:p>9982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875">
                <text:p>7875</text:p>
              </table:table-cell>
              <table:table-cell office:value-type="float" office:value="10310">
                <text:p>10310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712">
                <text:p>7712</text:p>
              </table:table-cell>
              <table:table-cell office:value-type="float" office:value="10727">
                <text:p>10727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82">
                <text:p>7682</text:p>
              </table:table-cell>
              <table:table-cell office:value-type="float" office:value="11500">
                <text:p>11500</text:p>
              </table:table-cell>
              <table:table-cell office:value-type="float" office:value="16226">
                <text:p>16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00">
                <text:p>7700</text:p>
              </table:table-cell>
              <table:table-cell office:value-type="float" office:value="10784">
                <text:p>10784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912">
                <text:p>7912</text:p>
              </table:table-cell>
              <table:table-cell office:value-type="float" office:value="11081">
                <text:p>11081</text:p>
              </table:table-cell>
              <table:table-cell office:value-type="float" office:value="16018">
                <text:p>160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674">
                <text:p>7674</text:p>
              </table:table-cell>
              <table:table-cell office:value-type="float" office:value="11878">
                <text:p>11878</text:p>
              </table:table-cell>
              <table:table-cell office:value-type="float" office:value="16681">
                <text:p>1668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459">
                <text:p>7459</text:p>
              </table:table-cell>
              <table:table-cell office:value-type="float" office:value="11487">
                <text:p>11487</text:p>
              </table:table-cell>
              <table:table-cell office:value-type="float" office:value="16083">
                <text:p>1608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350">
                <text:p>7350</text:p>
              </table:table-cell>
              <table:table-cell office:value-type="float" office:value="11396">
                <text:p>11396</text:p>
              </table:table-cell>
              <table:table-cell office:value-type="float" office:value="17873">
                <text:p>1787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110">
                <text:p>8110</text:p>
              </table:table-cell>
              <table:table-cell office:value-type="float" office:value="11662">
                <text:p>11662</text:p>
              </table:table-cell>
              <table:table-cell office:value-type="float" office:value="18721">
                <text:p>18721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709">
                <text:p>8709</text:p>
              </table:table-cell>
              <table:table-cell office:value-type="float" office:value="12254">
                <text:p>12254</text:p>
              </table:table-cell>
              <table:table-cell office:value-type="float" office:value="17772">
                <text:p>1777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607">
                <text:p>8607</text:p>
              </table:table-cell>
              <table:table-cell office:value-type="float" office:value="11362">
                <text:p>11362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1383">
                <text:p>11383</text:p>
              </table:table-cell>
              <table:table-cell office:value-type="float" office:value="17406">
                <text:p>1740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80">
                <text:p>8380</text:p>
              </table:table-cell>
              <table:table-cell office:value-type="float" office:value="11560">
                <text:p>11560</text:p>
              </table:table-cell>
              <table:table-cell office:value-type="float" office:value="18545">
                <text:p>18545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38">
                <text:p>8538</text:p>
              </table:table-cell>
              <table:table-cell office:value-type="float" office:value="11302">
                <text:p>11302</text:p>
              </table:table-cell>
              <table:table-cell office:value-type="float" office:value="17143">
                <text:p>1714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174">
                <text:p>11174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38">
                <text:p>8338</text:p>
              </table:table-cell>
              <table:table-cell office:value-type="float" office:value="12002">
                <text:p>12002</text:p>
              </table:table-cell>
              <table:table-cell office:value-type="float" office:value="19526">
                <text:p>1952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236">
                <text:p>8236</text:p>
              </table:table-cell>
              <table:table-cell office:value-type="float" office:value="12796">
                <text:p>12796</text:p>
              </table:table-cell>
              <table:table-cell office:value-type="float" office:value="17848">
                <text:p>1784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43">
                <text:p>8543</text:p>
              </table:table-cell>
              <table:table-cell office:value-type="float" office:value="11668">
                <text:p>11668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362">
                <text:p>8362</text:p>
              </table:table-cell>
              <table:table-cell office:value-type="float" office:value="11656">
                <text:p>11656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718">
                <text:p>1171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024">
                <text:p>12024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070">
                <text:p>8070</text:p>
              </table:table-cell>
              <table:table-cell office:value-type="float" office:value="11650">
                <text:p>11650</text:p>
              </table:table-cell>
              <table:table-cell office:value-type="float" office:value="19655">
                <text:p>1965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2930">
                <text:p>12930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556">
                <text:p>13556</text:p>
              </table:table-cell>
              <table:table-cell office:value-type="float" office:value="20808">
                <text:p>2080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92">
                <text:p>9192</text:p>
              </table:table-cell>
              <table:table-cell office:value-type="float" office:value="12526">
                <text:p>12526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648">
                <text:p>8648</text:p>
              </table:table-cell>
              <table:table-cell office:value-type="float" office:value="13628">
                <text:p>13628</text:p>
              </table:table-cell>
              <table:table-cell office:value-type="float" office:value="20592">
                <text:p>2059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758">
                <text:p>8758</text:p>
              </table:table-cell>
              <table:table-cell office:value-type="float" office:value="14904">
                <text:p>14904</text:p>
              </table:table-cell>
              <table:table-cell office:value-type="float" office:value="21550">
                <text:p>2155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10">
                <text:p>8610</text:p>
              </table:table-cell>
              <table:table-cell office:value-type="float" office:value="14495">
                <text:p>14495</text:p>
              </table:table-cell>
              <table:table-cell office:value-type="float" office:value="23314">
                <text:p>2331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882">
                <text:p>14882</text:p>
              </table:table-cell>
              <table:table-cell office:value-type="float" office:value="25774">
                <text:p>2577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6494">
                <text:p>16494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490">
                <text:p>11490</text:p>
              </table:table-cell>
              <table:table-cell office:value-type="float" office:value="16153">
                <text:p>16153</text:p>
              </table:table-cell>
              <table:table-cell office:value-type="float" office:value="27917">
                <text:p>279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482">
                <text:p>16482</text:p>
              </table:table-cell>
              <table:table-cell office:value-type="float" office:value="27343">
                <text:p>273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888">
                <text:p>17888</text:p>
              </table:table-cell>
              <table:table-cell office:value-type="float" office:value="27570">
                <text:p>27570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889">
                <text:p>10889</text:p>
              </table:table-cell>
              <table:table-cell office:value-type="float" office:value="18600">
                <text:p>18600</text:p>
              </table:table-cell>
              <table:table-cell office:value-type="float" office:value="29020">
                <text:p>2902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275">
                <text:p>11275</text:p>
              </table:table-cell>
              <table:table-cell office:value-type="float" office:value="18538">
                <text:p>18538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7181">
                <text:p>17181</text:p>
              </table:table-cell>
              <table:table-cell office:value-type="float" office:value="26134">
                <text:p>26134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1319">
                <text:p>11319</text:p>
              </table:table-cell>
              <table:table-cell office:value-type="float" office:value="17688">
                <text:p>17688</text:p>
              </table:table-cell>
              <table:table-cell office:value-type="float" office:value="26142">
                <text:p>2614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2631">
                <text:p>12631</text:p>
              </table:table-cell>
              <table:table-cell office:value-type="float" office:value="19355">
                <text:p>19355</text:p>
              </table:table-cell>
              <table:table-cell office:value-type="float" office:value="28329">
                <text:p>28329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3090">
                <text:p>13090</text:p>
              </table:table-cell>
              <table:table-cell office:value-type="float" office:value="17984">
                <text:p>17984</text:p>
              </table:table-cell>
              <table:table-cell office:value-type="float" office:value="26042">
                <text:p>2604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2144">
                <text:p>12144</text:p>
              </table:table-cell>
              <table:table-cell office:value-type="float" office:value="17066">
                <text:p>17066</text:p>
              </table:table-cell>
              <table:table-cell office:value-type="float" office:value="25477">
                <text:p>2547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1319">
                <text:p>11319</text:p>
              </table:table-cell>
              <table:table-cell office:value-type="float" office:value="17921">
                <text:p>17921</text:p>
              </table:table-cell>
              <table:table-cell office:value-type="float" office:value="25636">
                <text:p>2563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2631">
                <text:p>12631</text:p>
              </table:table-cell>
              <table:table-cell office:value-type="float" office:value="18720">
                <text:p>18720</text:p>
              </table:table-cell>
              <table:table-cell office:value-type="float" office:value="27139">
                <text:p>27139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2691">
                <text:p>12691</text:p>
              </table:table-cell>
              <table:table-cell office:value-type="float" office:value="17244">
                <text:p>17244</text:p>
              </table:table-cell>
              <table:table-cell office:value-type="float" office:value="26240">
                <text:p>2624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2144">
                <text:p>12144</text:p>
              </table:table-cell>
              <table:table-cell office:value-type="float" office:value="16672">
                <text:p>16672</text:p>
              </table:table-cell>
              <table:table-cell office:value-type="float" office:value="27610">
                <text:p>2761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112">
                <text:p>12112</text:p>
              </table:table-cell>
              <table:table-cell office:value-type="float" office:value="19399">
                <text:p>19399</text:p>
              </table:table-cell>
              <table:table-cell office:value-type="float" office:value="32725">
                <text:p>3272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2064">
                <text:p>12064</text:p>
              </table:table-cell>
              <table:table-cell office:value-type="float" office:value="19305">
                <text:p>19305</text:p>
              </table:table-cell>
              <table:table-cell office:value-type="float" office:value="32175">
                <text:p>3217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144">
                <text:p>12144</text:p>
              </table:table-cell>
              <table:table-cell office:value-type="float" office:value="19800">
                <text:p>19800</text:p>
              </table:table-cell>
              <table:table-cell office:value-type="float" office:value="33880">
                <text:p>3388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2768">
                <text:p>12768</text:p>
              </table:table-cell>
              <table:table-cell office:value-type="float" office:value="20582">
                <text:p>20582</text:p>
              </table:table-cell>
              <table:table-cell office:value-type="float" office:value="33715">
                <text:p>3371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3472">
                <text:p>13472</text:p>
              </table:table-cell>
              <table:table-cell office:value-type="float" office:value="22734">
                <text:p>22734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4416">
                <text:p>14416</text:p>
              </table:table-cell>
              <table:table-cell office:value-type="float" office:value="23522">
                <text:p>23522</text:p>
              </table:table-cell>
              <table:table-cell office:value-type="float" office:value="38390">
                <text:p>3839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4154">
                <text:p>14154</text:p>
              </table:table-cell>
              <table:table-cell office:value-type="float" office:value="24003">
                <text:p>24003</text:p>
              </table:table-cell>
              <table:table-cell office:value-type="float" office:value="39424">
                <text:p>3942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5232">
                <text:p>15232</text:p>
              </table:table-cell>
              <table:table-cell office:value-type="float" office:value="25133">
                <text:p>25133</text:p>
              </table:table-cell>
              <table:table-cell office:value-type="float" office:value="41650">
                <text:p>4165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6208">
                <text:p>16208</text:p>
              </table:table-cell>
              <table:table-cell office:value-type="float" office:value="26390">
                <text:p>26390</text:p>
              </table:table-cell>
              <table:table-cell office:value-type="float" office:value="42680">
                <text:p>4268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5687">
                <text:p>15687</text:p>
              </table:table-cell>
              <table:table-cell office:value-type="float" office:value="26892">
                <text:p>26892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020">
                <text:p>13020</text:p>
              </table:table-cell>
              <table:table-cell office:value-type="float" office:value="25536">
                <text:p>25536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4112">
                <text:p>14112</text:p>
              </table:table-cell>
              <table:table-cell office:value-type="float" office:value="27552">
                <text:p>27552</text:p>
              </table:table-cell>
              <table:table-cell office:value-type="float" office:value="46464">
                <text:p>4646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2642">
                <text:p>12642</text:p>
              </table:table-cell>
              <table:table-cell office:value-type="float" office:value="28040">
                <text:p>28040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2357">
                <text:p>12357</text:p>
              </table:table-cell>
              <table:table-cell office:value-type="float" office:value="27634">
                <text:p>27634</text:p>
              </table:table-cell>
              <table:table-cell office:value-type="float" office:value="47808">
                <text:p>4780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5078">
                <text:p>15078</text:p>
              </table:table-cell>
              <table:table-cell office:value-type="float" office:value="28560">
                <text:p>28560</text:p>
              </table:table-cell>
              <table:table-cell office:value-type="float" office:value="50820">
                <text:p>50820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6300">
                <text:p>16300</text:p>
              </table:table-cell>
              <table:table-cell office:value-type="float" office:value="30360">
                <text:p>30360</text:p>
              </table:table-cell>
              <table:table-cell office:value-type="float" office:value="54320">
                <text:p>54320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6000">
                <text:p>16000</text:p>
              </table:table-cell>
              <table:table-cell office:value-type="float" office:value="29463">
                <text:p>29463</text:p>
              </table:table-cell>
              <table:table-cell office:value-type="float" office:value="52788">
                <text:p>5278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7057">
                <text:p>17057</text:p>
              </table:table-cell>
              <table:table-cell office:value-type="float" office:value="29241">
                <text:p>29241</text:p>
              </table:table-cell>
              <table:table-cell office:value-type="float" office:value="47203">
                <text:p>4720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8756">
                <text:p>18756</text:p>
              </table:table-cell>
              <table:table-cell office:value-type="float" office:value="32152">
                <text:p>32152</text:p>
              </table:table-cell>
              <table:table-cell office:value-type="float" office:value="51903">
                <text:p>5190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488">
                <text:p>18488</text:p>
              </table:table-cell>
              <table:table-cell office:value-type="float" office:value="31693">
                <text:p>31693</text:p>
              </table:table-cell>
              <table:table-cell office:value-type="float" office:value="55255">
                <text:p>5525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7488">
                <text:p>17488</text:p>
              </table:table-cell>
              <table:table-cell office:value-type="float" office:value="30853">
                <text:p>30853</text:p>
              </table:table-cell>
              <table:table-cell office:value-type="float" office:value="58823">
                <text:p>58823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5920">
                <text:p>15920</text:p>
              </table:table-cell>
              <table:table-cell office:value-type="float" office:value="30241">
                <text:p>30241</text:p>
              </table:table-cell>
              <table:table-cell office:value-type="float" office:value="62621">
                <text:p>62621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5803">
                <text:p>15803</text:p>
              </table:table-cell>
              <table:table-cell office:value-type="float" office:value="29957">
                <text:p>29957</text:p>
              </table:table-cell>
              <table:table-cell office:value-type="float" office:value="66665">
                <text:p>6666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5686">
                <text:p>15686</text:p>
              </table:table-cell>
              <table:table-cell office:value-type="float" office:value="29881">
                <text:p>29881</text:p>
              </table:table-cell>
              <table:table-cell office:value-type="float" office:value="70970">
                <text:p>7097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471">
                <text:p>15471</text:p>
              </table:table-cell>
              <table:table-cell office:value-type="float" office:value="29715">
                <text:p>29715</text:p>
              </table:table-cell>
              <table:table-cell office:value-type="float" office:value="75552">
                <text:p>7555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4679">
                <text:p>14679</text:p>
              </table:table-cell>
              <table:table-cell office:value-type="float" office:value="29371">
                <text:p>29371</text:p>
              </table:table-cell>
              <table:table-cell office:value-type="float" office:value="80431">
                <text:p>80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7996.75">
                <text:p>7996.7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180.66666666667">
                <text:p>8180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cm" svg:y="1.404cm" svg:width="30.909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2.4266666666667">
                <text:p>22.4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7193635324032">
                <text:p>0.94719363532403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9789017270626">
                <text:p>0.9397890172706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3499700821118">
                <text:p>0.96349970082111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9843895997599">
                <text:p>0.92984389599759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530340891391">
                <text:p>0.9753034089139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14663992918712">
                <text:p>0.91466399291871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151302171614">
                <text:p>0.9715130217161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60281055940632">
                <text:p>0.96028105594063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8630342650504">
                <text:p>0.99863034265050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44083058434959">
                <text:p>0.9440830584349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4257698141439">
                <text:p>0.97425769814143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8534901290746">
                <text:p>0.985349012907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1731629608611">
                <text:p>1.0173162960861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3434649898373">
                <text:p>1.0343464989837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9349935550145">
                <text:p>0.97934993555014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85046817410208">
                <text:p>0.9850468174102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378120027287">
                <text:p>0.97937812002728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1008412708025">
                <text:p>1.0100841270802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836167319157">
                <text:p>1.0483616731915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03885838159948">
                <text:p>1.038858381599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923019834107">
                <text:p>1.0892301983410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936762670254">
                <text:p>1.1093676267025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67255550537">
                <text:p>0.967255550537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2854629704065">
                <text:p>1.0285462970406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9273381250504">
                <text:p>1.0927338125050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66536006518009">
                <text:p>0.96653600651800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286585014183">
                <text:p>1.0028658501418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05307326204">
                <text:p>1.030530732620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277577331096">
                <text:p>0.978277577331096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6599490129531">
                <text:p>0.97659949012953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50167098462">
                <text:p>1.1150167098462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4494354520741">
                <text:p>1.1449435452074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868587979913">
                <text:p>1.0486858797991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3537444099">
                <text:p>1.05353744409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684163180386">
                <text:p>1.1068416318038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172471231328">
                <text:p>1.1017247123132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010613158758">
                <text:p>1.0201061315875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34889447672">
                <text:p>1.023488944767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534520460657">
                <text:p>1.0953452046065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657044450031">
                <text:p>1.1365704445003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4381722426677">
                <text:p>1.1438172242667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936551923659">
                <text:p>1.1293655192365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2770492921435">
                <text:p>1.1277049292143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7179544831456">
                <text:p>1.07179544831456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047870260743">
                <text:p>1.11047870260743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777565688494">
                <text:p>1.1177756568849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7235122964">
                <text:p>1.18723512296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12821327247679">
                <text:p>0.91282132724767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926181207623671">
                <text:p>0.926181207623671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195680693245">
                <text:p>1.119568069324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0.94702105693423">
                <text:p>0.94702105693423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0.937341767039576">
                <text:p>0.93734176703957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2568922611361">
                <text:p>1.0256892261136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0.967482361642647">
                <text:p>0.96748236164264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5276035913872">
                <text:p>1.1527603591387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0.942116501912461">
                <text:p>0.942116501912461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950306305433407">
                <text:p>0.95030630543340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5043231523415">
                <text:p>1.15043231523415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51647600263">
                <text:p>1.1751647600263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4865798232483">
                <text:p>1.1486579823248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2081550540864">
                <text:p>1.2208155054086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584757477107">
                <text:p>1.13584757477107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3422719822738">
                <text:p>1.1342271982273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441061519623">
                <text:p>1.044106151962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395881512312">
                <text:p>1.1639588151231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6913260136918">
                <text:p>1.1691326013691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36478725970681">
                <text:p>0.93647872597068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6534106648199">
                <text:p>1.1653410664819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03284998379173">
                <text:p>1.0328499837917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3353664220069">
                <text:p>1.03353664220069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0259751780856">
                <text:p>1.0025975178085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734648707829">
                <text:p>1.06734648707829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457078476764">
                <text:p>1.045707847676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90703463114119">
                <text:p>0.990703463114119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5404265362224">
                <text:p>1.1540426536222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7586602820961">
                <text:p>1.0758660282096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4531487799861">
                <text:p>1.045314877998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938098669967685">
                <text:p>0.93809866996768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6419.5">
                <text:p>26419.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969">
                <text:p>239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